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15.00%" fo:text-align="left"/>
    </style:style>
  </office:automatic-styles>
  <office:body>
    <office:text>
      <text:p text:style-name="P1"><text:span text:style-name="T1">@C:\Users\robin\Desktop\ISI\DBMS\data\regions;</text:span></text:p>
      <text:p text:style-name="P1"><text:span text:style-name="T1">@C:\Users\robin\Desktop\ISI\DBMS\data\countries;</text:span></text:p>
      <text:p text:style-name="P1"><text:span text:style-name="T1">@C:\Users\robin\Desktop\ISI\DBMS\data\locations;</text:span></text:p>
      <text:p text:style-name="P1"><text:span text:style-name="T1">@C:\Users\robin\Desktop\ISI\DBMS\data\departments;</text:span></text:p>
      <text:p text:style-name="P1"><text:span text:style-name="T1">@C:\Users\robin\Desktop\ISI\DBMS\data\jobs;</text:span></text:p>
      <text:p text:style-name="P1"><text:span text:style-name="T1">@C:\Users\robin\Desktop\ISI\DBMS\data\jobhistory;</text:span></text:p>
      <text:p text:style-name="P1"><text:span text:style-name="T1">@C:\Users\robin\Desktop\ISI\DBMS\data\employees;</text:span></text:p>
      <text:p text:style-name="P1"><text:span text:style-name="T1"/></text:p>
      <text:p text:style-name="P1"><text:span text:style-name="T1">select * from tab;</text:span></text:p>
      <text:p text:style-name="P1"><text:span text:style-name="T1"/></text:p>
      <text:p text:style-name="P2"><text:span text:style-name="T2">1. Display details of jobs where the minimum salary is greater than 10000.</text:span></text:p>
      <text:p text:style-name="P2"><text:span text:style-name="T3"/></text:p>
      <text:p text:style-name="P2"><text:span text:style-name="T4">query:</text:span></text:p>
      <text:p text:style-name="P2"><text:span text:style-name="T4">select * from jobs where min_salary&gt;10000;</text:span><text:span text:style-name="T5"/></text:p>
      <text:p text:style-name="P2"><text:span text:style-name="T5"/></text:p>
      <text:p text:style-name="P2"><text:span text:style-name="T5">Output:</text:span></text:p>
      <text:p text:style-name="P3"><text:span text:style-name="T6">"JOB_ID"<text:tab/>"JOB_TITLE"<text:tab/>"MIN_SALARY"<text:tab/>"MAX_SALARY"</text:span></text:p>
      <text:p text:style-name="P3"><text:span text:style-name="T6">"AD_PRES"<text:tab/>"President"<text:tab/>20080<text:tab/>40000</text:span></text:p>
      <text:p text:style-name="P4"><text:span text:style-name="T6">"AD_VP"<text:tab/>"Administration Vice President"<text:tab/>15000<text:tab/>30000</text:span></text:p>
      <text:p text:style-name="P4"><text:span text:style-name="T6"/></text:p>
      <text:p text:style-name="P4"><text:span text:style-name="T7"/></text:p>
      <text:p text:style-name="P4"><text:span text:style-name="T7">2.<text:s/></text:span><text:span text:style-name="T8">Display the first name and join date of the employees who joined between 2002 and 2005.</text:span></text:p>
      <text:p text:style-name="P4"><text:span text:style-name="T9">query:</text:span></text:p>
      <text:p text:style-name="P4"><text:span text:style-name="T9">select first_name,hire_date as Join_date </text:span></text:p>
      <text:p text:style-name="P4"><text:span text:style-name="T9">from employees </text:span></text:p>
      <text:p text:style-name="P4"><text:span text:style-name="T9">where to_char(hire_date,'yyyy') between 2002 and 2005;</text:span></text:p>
      <text:p text:style-name="P4"><text:span text:style-name="T10"/></text:p>
      <text:p text:style-name="P4"><text:span text:style-name="T10">Output:</text:span></text:p>
      <text:p text:style-name="P4"><text:span text:style-name="T10">"FIRST_NAME"<text:tab/>"JOIN_DATE"</text:span></text:p>
      <text:p text:style-name="P4"><text:span text:style-name="T10">"Steven"<text:tab/>17-JUN-03</text:span></text:p>
      <text:p text:style-name="P4"><text:span text:style-name="T10">"Neena"<text:tab/>21-SEP-05</text:span></text:p>
      <text:p text:style-name="P4"><text:span text:style-name="T10">"David"<text:tab/>25-JUN-05</text:span></text:p>
      <text:p text:style-name="P4"><text:span text:style-name="T10">"Nancy"<text:tab/>17-AUG-02</text:span></text:p>
      <text:p text:style-name="P4"><text:span text:style-name="T10">"Daniel"<text:tab/>16-AUG-02</text:span></text:p>
      <text:p text:style-name="P4"><text:span text:style-name="T10">"John"<text:tab/>28-SEP-05</text:span></text:p>
      <text:p text:style-name="P4"><text:span text:style-name="T10">"Ismael"<text:tab/>30-SEP-05</text:span></text:p>
      <text:p text:style-name="P4"><text:span text:style-name="T10">"Den"<text:tab/>07-DEC-02</text:span></text:p>
      <text:p text:style-name="P4"><text:span text:style-name="T10">"Alexander"<text:tab/>18-MAY-03</text:span></text:p>
      <text:p text:style-name="P4"><text:span text:style-name="T10">"Shelli"<text:tab/>24-DEC-05</text:span></text:p>
      <text:p text:style-name="P4"><text:span text:style-name="T10">"Sigal"<text:tab/>24-JUL-05</text:span></text:p>
      <text:p text:style-name="P4"><text:span text:style-name="T10">"Matthew"<text:tab/>18-JUL-04</text:span></text:p>
      <text:p text:style-name="P4"><text:span text:style-name="T10">"Adam"<text:tab/>10-APR-05</text:span></text:p>
      <text:p text:style-name="P4"><text:span text:style-name="T10">"Payam"<text:tab/>01-MAY-03</text:span></text:p>
      <text:p text:style-name="P4"><text:span text:style-name="T10">"Shanta"<text:tab/>10-OCT-05</text:span></text:p>
      <text:p text:style-name="P4"><text:span text:style-name="T10">"Julia"<text:tab/>16-JUL-05</text:span></text:p>
      <text:p text:style-name="P4"><text:span text:style-name="T10">"Laura"<text:tab/>20-AUG-05</text:span></text:p>
      <text:p text:style-name="P4"><text:span text:style-name="T10">"Mozhe"<text:tab/>30-OCT-05</text:span></text:p>
      <text:p text:style-name="P4"><text:span text:style-name="T10">"James"<text:tab/>16-FEB-05</text:span></text:p>
      <text:p text:style-name="P4"><text:span text:style-name="T10">"Jason"<text:tab/>14-JUN-04</text:span></text:p>
      <text:p text:style-name="P4"><text:span text:style-name="T10">"Renske"<text:tab/>14-JUL-03</text:span></text:p>
      <text:p text:style-name="P4"><text:span text:style-name="T10">"Stephen"<text:tab/>26-OCT-05</text:span></text:p>
      <text:p text:style-name="P4"><text:span text:style-name="T10">"Trenna"<text:tab/>17-OCT-03</text:span></text:p>
      <text:p text:style-name="P4"><text:span text:style-name="T10">"Curtis"<text:tab/>29-JAN-05</text:span></text:p>
      <text:p text:style-name="P4"><text:span text:style-name="T10">"John"<text:tab/>01-OCT-04</text:span></text:p>
      <text:p text:style-name="P4"><text:span text:style-name="T10">"Karen"<text:tab/>05-JAN-05</text:span></text:p>
      <text:p text:style-name="P4"><text:span text:style-name="T10">"Alberto"<text:tab/>10-MAR-05</text:span></text:p>
      <text:p text:style-name="P4"><text:span text:style-name="T10">"Peter"<text:tab/>30-JAN-05</text:span></text:p>
      <text:p text:style-name="P4"><text:span text:style-name="T10">"David"<text:tab/>24-MAR-05</text:span></text:p>
      <text:p text:style-name="P4"><text:span text:style-name="T10">"Peter"<text:tab/>20-AUG-05</text:span></text:p>
      <text:p text:style-name="P4"><text:span text:style-name="T10">"Janette"<text:tab/>30-JAN-04</text:span></text:p>
      <text:p text:style-name="P4"><text:span text:style-name="T10">"Patrick"<text:tab/>04-MAR-04</text:span></text:p>
      <text:p text:style-name="P4"><text:span text:style-name="T10">"Allan"<text:tab/>01-AUG-04</text:span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1">3. Display first name and join date of the employees who is either IT Programmer or Sales Man.</text:span><text:span text:style-name="T12"/></text:p>
      <text:p text:style-name="P4"><text:span text:style-name="T12">query:</text:span></text:p>
      <text:p text:style-name="P4"><text:span text:style-name="T12">select first_name,hire_date as Join_date</text:span></text:p>
      <text:p text:style-name="P4"><text:span text:style-name="T12">from employees</text:span></text:p>
      <text:p text:style-name="P4"><text:span text:style-name="T12">where job_id in ('IT_PROG','SA_MAN');</text:span><text:span text:style-name="T13"/></text:p>
      <text:p text:style-name="P4"><text:span text:style-name="T13"/></text:p>
      <text:p text:style-name="P4"><text:span text:style-name="T13">Output:</text:span></text:p>
      <text:p text:style-name="P4"><text:span text:style-name="T13">"FIRST_NAME"<text:tab/>"JOIN_DATE"</text:span></text:p>
      <text:p text:style-name="P4"><text:span text:style-name="T13">"Alexander"<text:tab/>03-JAN-06</text:span></text:p>
      <text:p text:style-name="P4"><text:span text:style-name="T13">"Bruce"<text:tab/>21-MAY-07</text:span></text:p>
      <text:p text:style-name="P4"><text:span text:style-name="T13">"David"<text:tab/>25-JUN-05</text:span></text:p>
      <text:p text:style-name="P4"><text:span text:style-name="T13">"Valli"<text:tab/>05-FEB-06</text:span></text:p>
      <text:p text:style-name="P4"><text:span text:style-name="T13">"Diana"<text:tab/>07-FEB-07</text:span></text:p>
      <text:p text:style-name="P4"><text:span text:style-name="T13">"John"<text:tab/>01-OCT-04</text:span></text:p>
      <text:p text:style-name="P4"><text:span text:style-name="T13">"Karen"<text:tab/>05-JAN-05</text:span></text:p>
      <text:p text:style-name="P4"><text:span text:style-name="T13">"Alberto"<text:tab/>10-MAR-05</text:span></text:p>
      <text:p text:style-name="P4"><text:span text:style-name="T13">"Gerald"<text:tab/>15-OCT-07</text:span></text:p>
      <text:p text:style-name="P4"><text:span text:style-name="T13">"Eleni"<text:tab/>29-JAN-08</text:span></text:p>
      <text:p text:style-name="P4"><text:span text:style-name="T13"/></text:p>
      <text:p text:style-name="P4"><text:span text:style-name="T14">4. Display employees who joined after 1st January 2008.</text:span><text:span text:style-name="T15"/></text:p>
      <text:p text:style-name="P4"><text:span text:style-name="T16"/></text:p>
      <text:p text:style-name="P4"><text:span text:style-name="T16">query:</text:span></text:p>
      <text:p text:style-name="P4"><text:span text:style-name="T16">select first_name</text:span></text:p>
      <text:p text:style-name="P4"><text:span text:style-name="T16">from employees </text:span></text:p>
      <text:p text:style-name="P4"><text:span text:style-name="T16">where hire_date &gt; '1-jan-2008';</text:span><text:span text:style-name="T17"/></text:p>
      <text:p text:style-name="P4"><text:span text:style-name="T17"/></text:p>
      <text:p text:style-name="P4"><text:span text:style-name="T17">output:</text:span></text:p>
      <text:p text:style-name="P4"><text:span text:style-name="T17">"FIRST_NAME"</text:span></text:p>
      <text:p text:style-name="P4"><text:span text:style-name="T17">"Steven"</text:span></text:p>
      <text:p text:style-name="P4"><text:span text:style-name="T17">"Hazel"</text:span></text:p>
      <text:p text:style-name="P4"><text:span text:style-name="T17">"Eleni"</text:span></text:p>
      <text:p text:style-name="P4"><text:span text:style-name="T17">"Mattea"</text:span></text:p>
      <text:p text:style-name="P4"><text:span text:style-name="T17">"David"</text:span></text:p>
      <text:p text:style-name="P4"><text:span text:style-name="T17">"Sundar"</text:span></text:p>
      <text:p text:style-name="P4"><text:span text:style-name="T17">"Amit"</text:span></text:p>
      <text:p text:style-name="P4"><text:span text:style-name="T17">"Sundita"</text:span></text:p>
      <text:p text:style-name="P4"><text:span text:style-name="T17">"Charles"</text:span></text:p>
      <text:p text:style-name="P4"><text:span text:style-name="T17">"Girard"</text:span></text:p>
      <text:p text:style-name="P4"><text:span text:style-name="T17">"Douglas"</text:span></text:p>
      <text:p text:style-name="P4"><text:span text:style-name="T17"/></text:p>
      <text:p text:style-name="P4"><text:span text:style-name="T18">5. Display details of employee with ID 150 or 160</text:span><text:span text:style-name="T19">.</text:span></text:p>
      <text:p text:style-name="P4"><text:span text:style-name="T20"/></text:p>
      <text:p text:style-name="P4"><text:span text:style-name="T20">query:</text:span></text:p>
      <text:p text:style-name="P4"><text:span text:style-name="T20">select *</text:span></text:p>
      <text:p text:style-name="P4"><text:span text:style-name="T20">from employees</text:span></text:p>
      <text:p text:style-name="P4"><text:span text:style-name="T20">where employee_id in (150,160);</text:span><text:span text:style-name="T21"/></text:p>
      <text:p text:style-name="P4"><text:span text:style-name="T21"/></text:p>
      <text:p text:style-name="P4"><text:span text:style-name="T21">Output:</text:span></text:p>
      <text:p text:style-name="P4"><text:span text:style-name="T21"/></text:p>
      <text:p text:style-name="P4"><text:span text:style-name="T21">"EMPLOYEE_ID"<text:tab/>"FIRST_NAME"<text:tab/>"LAST_NAME"<text:tab/>"EMAIL"<text:tab/>"PHONE_NUMBER"<text:tab/>"HIRE_DATE"<text:tab/>"JOB_ID"<text:tab/>"SALARY"<text:tab/>"COMMISSION_PCT"<text:tab/>"MANAGER_ID"<text:tab/>"DEPARTMENT_ID"</text:span></text:p>
      <text:p text:style-name="P4"><text:span text:style-name="T21">150<text:tab/>"Peter"<text:tab/>"Tucker"<text:tab/>"PTUCKER"<text:tab/>"011.44.1344.129268"<text:tab/>30-JAN-05<text:tab/>"SA_REP"<text:tab/>10000<text:tab/>0.3<text:tab/>145<text:tab/>80</text:span></text:p>
      <text:p text:style-name="P4"><text:span text:style-name="T21">160<text:tab/>"Louise"<text:tab/>"Doran"<text:tab/>"LDORAN"<text:tab/>"011.44.1345.629268"<text:tab/>15-DEC-05<text:tab/>"SA_REP"<text:tab/>7500<text:tab/>0.3<text:tab/>146<text:tab/>80</text:span></text:p>
      <text:p text:style-name="P4"><text:span text:style-name="T21"/></text:p>
      <text:p text:style-name="P4"><text:span text:style-name="T22">6. Display first name, salary, commission pct, and hire date for employees with salary less than 10000.</text:span></text:p>
      <text:p text:style-name="P4"><text:span text:style-name="T23"/></text:p>
      <text:p text:style-name="P4"><text:span text:style-name="T24">query:</text:span></text:p>
      <text:p text:style-name="P4"><text:span text:style-name="T24">select first_name,salary,commission_pct,hire_date</text:span></text:p>
      <text:p text:style-name="P4"><text:span text:style-name="T24">from employees</text:span></text:p>
      <text:p text:style-name="P4"><text:span text:style-name="T24">where salary &lt; 10000;</text:span><text:span text:style-name="T25"/></text:p>
      <text:p text:style-name="P4"><text:span text:style-name="T25"/></text:p>
      <text:p text:style-name="P4"><text:span text:style-name="T25">output:</text:span></text:p>
      <text:p text:style-name="P4"><text:span text:style-name="T25">"FIRST_NAME"<text:tab/>"SALARY"<text:tab/>"COMMISSION_PCT"<text:tab/>"HIRE_DATE"</text:span></text:p>
      <text:p text:style-name="P4"><text:span text:style-name="T25">"Alexander"<text:tab/>9000<text:tab/><text:tab/>03-JAN-06</text:span></text:p>
      <text:p text:style-name="P4"><text:span text:style-name="T25">"Bruce"<text:tab/>6000<text:tab/><text:tab/>21-MAY-07</text:span></text:p>
      <text:p text:style-name="P4"><text:span text:style-name="T25">"David"<text:tab/>4800<text:tab/><text:tab/>25-JUN-05</text:span></text:p>
      <text:p text:style-name="P4"><text:span text:style-name="T25">"Valli"<text:tab/>4800<text:tab/><text:tab/>05-FEB-06</text:span></text:p>
      <text:p text:style-name="P4"><text:span text:style-name="T25">"Diana"<text:tab/>4200<text:tab/><text:tab/>07-FEB-07</text:span></text:p>
      <text:p text:style-name="P4"><text:span text:style-name="T25">"Daniel"<text:tab/>9000<text:tab/><text:tab/>16-AUG-02</text:span></text:p>
      <text:p text:style-name="P4"><text:span text:style-name="T25">"John"<text:tab/>8200<text:tab/><text:tab/>28-SEP-05</text:span></text:p>
      <text:p text:style-name="P4"><text:span text:style-name="T25">"Ismael"<text:tab/>7700<text:tab/><text:tab/>30-SEP-05</text:span></text:p>
      <text:p text:style-name="P4"><text:span text:style-name="T25">"Jose Manuel"<text:tab/>7800<text:tab/><text:tab/>07-MAR-06</text:span></text:p>
      <text:p text:style-name="P4"><text:span text:style-name="T25">"Luis"<text:tab/>6900<text:tab/><text:tab/>07-DEC-07</text:span></text:p>
      <text:p text:style-name="P4"><text:span text:style-name="T25">"Alexander"<text:tab/>3100<text:tab/><text:tab/>18-MAY-03</text:span></text:p>
      <text:p text:style-name="P4"><text:span text:style-name="T25">"Shelli"<text:tab/>2900<text:tab/><text:tab/>24-DEC-05</text:span></text:p>
      <text:p text:style-name="P4"><text:span text:style-name="T25">"Sigal"<text:tab/>2800<text:tab/><text:tab/>24-JUL-05</text:span></text:p>
      <text:p text:style-name="P4"><text:span text:style-name="T25">"Guy"<text:tab/>2600<text:tab/><text:tab/>15-NOV-06</text:span></text:p>
      <text:p text:style-name="P4"><text:span text:style-name="T25">"Karen"<text:tab/>2500<text:tab/><text:tab/>10-AUG-07</text:span></text:p>
      <text:p text:style-name="P4"><text:span text:style-name="T25">"Matthew"<text:tab/>8000<text:tab/><text:tab/>18-JUL-04</text:span></text:p>
      <text:p text:style-name="P4"><text:span text:style-name="T25">"Adam"<text:tab/>8200<text:tab/><text:tab/>10-APR-05</text:span></text:p>
      <text:p text:style-name="P4"><text:span text:style-name="T25">"Payam"<text:tab/>7900<text:tab/><text:tab/>01-MAY-03</text:span></text:p>
      <text:p text:style-name="P4"><text:span text:style-name="T25">"Shanta"<text:tab/>6500<text:tab/><text:tab/>10-OCT-05</text:span></text:p>
      <text:p text:style-name="P4"><text:span text:style-name="T25">"Kevin"<text:tab/>5800<text:tab/><text:tab/>16-NOV-07</text:span></text:p>
      <text:p text:style-name="P4"><text:span text:style-name="T25">"Julia"<text:tab/>3200<text:tab/><text:tab/>16-JUL-05</text:span></text:p>
      <text:p text:style-name="P4"><text:span text:style-name="T25">"Irene"<text:tab/>2700<text:tab/><text:tab/>28-SEP-06</text:span></text:p>
      <text:p text:style-name="P4"><text:span text:style-name="T25">"James"<text:tab/>2400<text:tab/><text:tab/>14-JAN-07</text:span></text:p>
      <text:p text:style-name="P4"><text:span text:style-name="T25">"Steven"<text:tab/>2200<text:tab/><text:tab/>08-MAR-08</text:span></text:p>
      <text:p text:style-name="P4"><text:span text:style-name="T25">"Laura"<text:tab/>3300<text:tab/><text:tab/>20-AUG-05</text:span></text:p>
      <text:p text:style-name="P4"><text:span text:style-name="T25">"Mozhe"<text:tab/>2800<text:tab/><text:tab/>30-OCT-05</text:span></text:p>
      <text:p text:style-name="P4"><text:span text:style-name="T25">"James"<text:tab/>2500<text:tab/><text:tab/>16-FEB-05</text:span></text:p>
      <text:p text:style-name="P4"><text:span text:style-name="T25">"TJ"<text:tab/>2100<text:tab/><text:tab/>10-APR-07</text:span></text:p>
      <text:p text:style-name="P4"><text:span text:style-name="T25">"Jason"<text:tab/>3300<text:tab/><text:tab/>14-JUN-04</text:span></text:p>
      <text:p text:style-name="P4"><text:span text:style-name="T25">"Michael"<text:tab/>2900<text:tab/><text:tab/>26-AUG-06</text:span></text:p>
      <text:p text:style-name="P4"><text:span text:style-name="T25">"Ki"<text:tab/>2400<text:tab/><text:tab/>12-DEC-07</text:span></text:p>
      <text:p text:style-name="P4"><text:span text:style-name="T25">"Hazel"<text:tab/>2200<text:tab/><text:tab/>06-FEB-08</text:span></text:p>
      <text:p text:style-name="P4"><text:span text:style-name="T25">"Renske"<text:tab/>3600<text:tab/><text:tab/>14-JUL-03</text:span></text:p>
      <text:p text:style-name="P4"><text:span text:style-name="T25">"Stephen"<text:tab/>3200<text:tab/><text:tab/>26-OCT-05</text:span></text:p>
      <text:p text:style-name="P4"><text:span text:style-name="T25">"John"<text:tab/>2700<text:tab/><text:tab/>12-FEB-06</text:span></text:p>
      <text:p text:style-name="P4"><text:span text:style-name="T25">"Joshua"<text:tab/>2500<text:tab/><text:tab/>06-APR-06</text:span></text:p>
      <text:p text:style-name="P4"><text:span text:style-name="T25">"Trenna"<text:tab/>3500<text:tab/><text:tab/>17-OCT-03</text:span></text:p>
      <text:p text:style-name="P4"><text:span text:style-name="T25">"Curtis"<text:tab/>3100<text:tab/><text:tab/>29-JAN-05</text:span></text:p>
      <text:p text:style-name="P4"><text:span text:style-name="T25">"Randall"<text:tab/>2600<text:tab/><text:tab/>15-MAR-06</text:span></text:p>
      <text:p text:style-name="P4"><text:span text:style-name="T25">"Peter"<text:tab/>2500<text:tab/><text:tab/>09-JUL-06</text:span></text:p>
      <text:p text:style-name="P4"><text:span text:style-name="T25">"David"<text:tab/>9500<text:tab/>0.25<text:tab/>24-MAR-05</text:span></text:p>
      <text:p text:style-name="P4"><text:span text:style-name="T25">"Peter"<text:tab/>9000<text:tab/>0.25<text:tab/>20-AUG-05</text:span></text:p>
      <text:p text:style-name="P4"><text:span text:style-name="T25">"Christopher"<text:tab/>8000<text:tab/>0.2<text:tab/>30-MAR-06</text:span></text:p>
      <text:p text:style-name="P4"><text:span text:style-name="T25">"Nanette"<text:tab/>7500<text:tab/>0.2<text:tab/>09-DEC-06</text:span></text:p>
      <text:p text:style-name="P4"><text:span text:style-name="T25">"Oliver"<text:tab/>7000<text:tab/>0.15<text:tab/>23-NOV-07</text:span></text:p>
      <text:p text:style-name="P4"><text:span text:style-name="T25">"Patrick"<text:tab/>9500<text:tab/>0.35<text:tab/>04-MAR-04</text:span></text:p>
      <text:p text:style-name="P4"><text:span text:style-name="T25">"Allan"<text:tab/>9000<text:tab/>0.35<text:tab/>01-AUG-04</text:span></text:p>
      <text:p text:style-name="P4"><text:span text:style-name="T25">"Lindsey"<text:tab/>8000<text:tab/>0.3<text:tab/>10-MAR-05</text:span></text:p>
      <text:p text:style-name="P4"><text:span text:style-name="T25">"Louise"<text:tab/>7500<text:tab/>0.3<text:tab/>15-DEC-05</text:span></text:p>
      <text:p text:style-name="P4"><text:span text:style-name="T25">"Sarath"<text:tab/>7000<text:tab/>0.25<text:tab/>03-NOV-06</text:span></text:p>
      <text:p text:style-name="P4"><text:span text:style-name="T25">"Danielle"<text:tab/>9500<text:tab/>0.15<text:tab/>19-MAR-07</text:span></text:p>
      <text:p text:style-name="P4"><text:span text:style-name="T25">"Mattea"<text:tab/>7200<text:tab/>0.1<text:tab/>24-JAN-08</text:span></text:p>
      <text:p text:style-name="P4"><text:span text:style-name="T25">"David"<text:tab/>6800<text:tab/>0.1<text:tab/>23-FEB-08</text:span></text:p>
      <text:p text:style-name="P4"><text:span text:style-name="T25">"Sundar"<text:tab/>6400<text:tab/>0.1<text:tab/>24-MAR-08</text:span></text:p>
      <text:p text:style-name="P4"><text:span text:style-name="T25">"Amit"<text:tab/>6200<text:tab/>0.1<text:tab/>21-APR-08</text:span></text:p>
      <text:p text:style-name="P4"><text:span text:style-name="T25">"Tayler"<text:tab/>9600<text:tab/>0.2<text:tab/>24-JAN-06</text:span></text:p>
      <text:p text:style-name="P4"><text:span text:style-name="T25">"William"<text:tab/>7400<text:tab/>0.15<text:tab/>23-FEB-07</text:span></text:p>
      <text:p text:style-name="P4"><text:span text:style-name="T25">"Elizabeth"<text:tab/>7300<text:tab/>0.15<text:tab/>24-MAR-07</text:span></text:p>
      <text:p text:style-name="P4"><text:span text:style-name="T25">"Sundita"<text:tab/>6100<text:tab/>0.1<text:tab/>21-APR-08</text:span></text:p>
      <text:p text:style-name="P4"><text:span text:style-name="T25">"Alyssa"<text:tab/>8800<text:tab/>0.25<text:tab/>19-MAR-05</text:span></text:p>
      <text:p text:style-name="P4"><text:span text:style-name="T25">"Jonathon"<text:tab/>8600<text:tab/>0.2<text:tab/>24-MAR-06</text:span></text:p>
      <text:p text:style-name="P4"><text:span text:style-name="T25">"Jack"<text:tab/>8400<text:tab/>0.2<text:tab/>23-APR-06</text:span></text:p>
      <text:p text:style-name="P4"><text:span text:style-name="T25">"Kimberely"<text:tab/>7000<text:tab/>0.15<text:tab/>24-MAY-07</text:span></text:p>
      <text:p text:style-name="P4"><text:span text:style-name="T25">"Charles"<text:tab/>6200<text:tab/>0.1<text:tab/>04-JAN-08</text:span></text:p>
      <text:p text:style-name="P4"><text:span text:style-name="T25">"Winston"<text:tab/>3200<text:tab/><text:tab/>24-JAN-06</text:span></text:p>
      <text:p text:style-name="P4"><text:span text:style-name="T25">"Jean"<text:tab/>3100<text:tab/><text:tab/>23-FEB-06</text:span></text:p>
      <text:p text:style-name="P4"><text:span text:style-name="T25">"Martha"<text:tab/>2500<text:tab/><text:tab/>21-JUN-07</text:span></text:p>
      <text:p text:style-name="P4"><text:span text:style-name="T25">"Girard"<text:tab/>2800<text:tab/><text:tab/>03-FEB-08</text:span></text:p>
      <text:p text:style-name="P4"><text:span text:style-name="T25">"Nandita"<text:tab/>4200<text:tab/><text:tab/>27-JAN-04</text:span></text:p>
      <text:p text:style-name="P4"><text:span text:style-name="T25">"Alexis"<text:tab/>4100<text:tab/><text:tab/>20-FEB-05</text:span></text:p>
      <text:p text:style-name="P4"><text:span text:style-name="T25">"Julia"<text:tab/>3400<text:tab/><text:tab/>24-JUN-06</text:span></text:p>
      <text:p text:style-name="P4"><text:span text:style-name="T25">"Anthony"<text:tab/>3000<text:tab/><text:tab/>07-FEB-07</text:span></text:p>
      <text:p text:style-name="P4"><text:span text:style-name="T25">"Kelly"<text:tab/>3800<text:tab/><text:tab/>14-JUN-05</text:span></text:p>
      <text:p text:style-name="P4"><text:span text:style-name="T25">"Jennifer"<text:tab/>3600<text:tab/><text:tab/>13-AUG-05</text:span></text:p>
      <text:p text:style-name="P4"><text:span text:style-name="T25">"Timothy"<text:tab/>2900<text:tab/><text:tab/>11-JUL-06</text:span></text:p>
      <text:p text:style-name="P4"><text:span text:style-name="T25">"Randall"<text:tab/>2500<text:tab/><text:tab/>19-DEC-07</text:span></text:p>
      <text:p text:style-name="P4"><text:span text:style-name="T25">"Sarah"<text:tab/>4000<text:tab/><text:tab/>04-FEB-04</text:span></text:p>
      <text:p text:style-name="P4"><text:span text:style-name="T25">"Britney"<text:tab/>3900<text:tab/><text:tab/>03-MAR-05</text:span></text:p>
      <text:p text:style-name="P4"><text:span text:style-name="T25">"Samuel"<text:tab/>3200<text:tab/><text:tab/>01-JUL-06</text:span></text:p>
      <text:p text:style-name="P4"><text:span text:style-name="T25">"Vance"<text:tab/>2800<text:tab/><text:tab/>17-MAR-07</text:span></text:p>
      <text:p text:style-name="P4"><text:span text:style-name="T25">"Alana"<text:tab/>3100<text:tab/><text:tab/>24-APR-06</text:span></text:p>
      <text:p text:style-name="P4"><text:span text:style-name="T25">"Kevin"<text:tab/>3000<text:tab/><text:tab/>23-MAY-06</text:span></text:p>
      <text:p text:style-name="P4"><text:span text:style-name="T25">"Donald"<text:tab/>2600<text:tab/><text:tab/>21-JUN-07</text:span></text:p>
      <text:p text:style-name="P4"><text:span text:style-name="T25">"Douglas"<text:tab/>2600<text:tab/><text:tab/>13-JAN-08</text:span></text:p>
      <text:p text:style-name="P4"><text:span text:style-name="T25">"Jennifer"<text:tab/>4400<text:tab/><text:tab/>17-SEP-03</text:span></text:p>
      <text:p text:style-name="P4"><text:span text:style-name="T25">"Pat"<text:tab/>6000<text:tab/><text:tab/>17-AUG-05</text:span></text:p>
      <text:p text:style-name="P4"><text:span text:style-name="T25">"Susan"<text:tab/>6500<text:tab/><text:tab/>07-JUN-02</text:span></text:p>
      <text:p text:style-name="P4"><text:span text:style-name="T25">"William"<text:tab/>8300<text:tab/><text:tab/>07-JUN-02</text:span></text:p>
      <text:p text:style-name="P4"><text:span text:style-name="T25"/></text:p>
      <text:p text:style-name="P4"><text:span text:style-name="T25"/></text:p>
      <text:p text:style-name="P4"><text:span text:style-name="T26">7. Display job Title, the difference between minimum and maximum salaries for jobs with max salary in the range 10000 to 20000.</text:span></text:p>
      <text:p text:style-name="P4"><text:span text:style-name="T27"/></text:p>
      <text:p text:style-name="P4"><text:span text:style-name="T28">query:</text:span></text:p>
      <text:p text:style-name="P4"><text:span text:style-name="T28">select job_title,(max_salary-min_salary)as min_max_diff</text:span></text:p>
      <text:p text:style-name="P4"><text:span text:style-name="T28">from jobs</text:span></text:p>
      <text:p text:style-name="P4"><text:span text:style-name="T28">where max_salary between 10000 and 20000;</text:span></text:p>
      <text:p text:style-name="P4"><text:span text:style-name="T29"/></text:p>
      <text:p text:style-name="P4"><text:span text:style-name="T29"/></text:p>
      <text:p text:style-name="P4"><text:span text:style-name="T29">output:</text:span></text:p>
      <text:p text:style-name="P4"><text:span text:style-name="T29">"JOB_TITLE"<text:tab/>"MIN_MAX_DIFF"</text:span></text:p>
      <text:p text:style-name="P4"><text:span text:style-name="T29">"Finance Manager"<text:tab/>7800</text:span></text:p>
      <text:p text:style-name="P4"><text:span text:style-name="T29">"Accounting Manager"<text:tab/>7800</text:span></text:p>
      <text:p text:style-name="P4"><text:span text:style-name="T29">"Sales Representative"<text:tab/>6008</text:span></text:p>
      <text:p text:style-name="P4"><text:span text:style-name="T29">"Purchasing Manager"<text:tab/>7000</text:span></text:p>
      <text:p text:style-name="P4"><text:span text:style-name="T29">"Programmer"<text:tab/>6000</text:span></text:p>
      <text:p text:style-name="P4"><text:span text:style-name="T29">"Marketing Manager"<text:tab/>6000</text:span></text:p>
      <text:p text:style-name="P4"><text:span text:style-name="T29">"Public Relations Representative"<text:tab/>6000</text:span></text:p>
      <text:p text:style-name="P4"><text:span text:style-name="T29"/></text:p>
      <text:p text:style-name="P4"><text:span text:style-name="T30">8.Display first name, salary, and round the salary to thousands.</text:span></text:p>
      <text:p text:style-name="P4"><text:span text:style-name="T31"/></text:p>
      <text:p text:style-name="P4"><text:span text:style-name="T31">query:</text:span></text:p>
      <text:p text:style-name="P4"><text:span text:style-name="T31">select first_name,round(salary,-3)</text:span></text:p>
      <text:p text:style-name="P4"><text:span text:style-name="T31">from employees;</text:span><text:span text:style-name="T32"/></text:p>
      <text:p text:style-name="P4"><text:span text:style-name="T32"/></text:p>
      <text:p text:style-name="P4"><text:span text:style-name="T32">output:</text:span></text:p>
      <text:p text:style-name="P4"><text:span text:style-name="T32">"FIRST_NAME"<text:tab/>"ROUND(SALARY,-3)"</text:span></text:p>
      <text:p text:style-name="P4"><text:span text:style-name="T32">"Steven"<text:tab/>24000</text:span></text:p>
      <text:p text:style-name="P4"><text:span text:style-name="T32">"Neena"<text:tab/>17000</text:span></text:p>
      <text:p text:style-name="P4"><text:span text:style-name="T32">"Lex"<text:tab/>17000</text:span></text:p>
      <text:p text:style-name="P4"><text:span text:style-name="T32">"Alexander"<text:tab/>9000</text:span></text:p>
      <text:p text:style-name="P4"><text:span text:style-name="T32">"Bruce"<text:tab/>6000</text:span></text:p>
      <text:p text:style-name="P4"><text:span text:style-name="T32">"David"<text:tab/>5000</text:span></text:p>
      <text:p text:style-name="P4"><text:span text:style-name="T32">"Valli"<text:tab/>5000</text:span></text:p>
      <text:p text:style-name="P4"><text:span text:style-name="T32">"Diana"<text:tab/>4000</text:span></text:p>
      <text:p text:style-name="P4"><text:span text:style-name="T32">"Nancy"<text:tab/>12000</text:span></text:p>
      <text:p text:style-name="P4"><text:span text:style-name="T32">"Daniel"<text:tab/>9000</text:span></text:p>
      <text:p text:style-name="P4"><text:span text:style-name="T32">"John"<text:tab/>8000</text:span></text:p>
      <text:p text:style-name="P4"><text:span text:style-name="T32">"Ismael"<text:tab/>8000</text:span></text:p>
      <text:p text:style-name="P4"><text:span text:style-name="T32">"Jose Manuel"<text:tab/>8000</text:span></text:p>
      <text:p text:style-name="P4"><text:span text:style-name="T32">"Luis"<text:tab/>7000</text:span></text:p>
      <text:p text:style-name="P4"><text:span text:style-name="T32">"Den"<text:tab/>11000</text:span></text:p>
      <text:p text:style-name="P4"><text:span text:style-name="T32">"Alexander"<text:tab/>3000</text:span></text:p>
      <text:p text:style-name="P4"><text:span text:style-name="T32">"Shelli"<text:tab/>3000</text:span></text:p>
      <text:p text:style-name="P4"><text:span text:style-name="T32">"Sigal"<text:tab/>3000</text:span></text:p>
      <text:p text:style-name="P4"><text:span text:style-name="T32">"Guy"<text:tab/>3000</text:span></text:p>
      <text:p text:style-name="P4"><text:span text:style-name="T32">"Karen"<text:tab/>3000</text:span></text:p>
      <text:p text:style-name="P4"><text:span text:style-name="T32">"Matthew"<text:tab/>8000</text:span></text:p>
      <text:p text:style-name="P4"><text:span text:style-name="T32">"Adam"<text:tab/>8000</text:span></text:p>
      <text:p text:style-name="P4"><text:span text:style-name="T32">"Payam"<text:tab/>8000</text:span></text:p>
      <text:p text:style-name="P4"><text:span text:style-name="T32">"Shanta"<text:tab/>7000</text:span></text:p>
      <text:p text:style-name="P4"><text:span text:style-name="T32">"Kevin"<text:tab/>6000</text:span></text:p>
      <text:p text:style-name="P4"><text:span text:style-name="T32">"Julia"<text:tab/>3000</text:span></text:p>
      <text:p text:style-name="P4"><text:span text:style-name="T32">"Irene"<text:tab/>3000</text:span></text:p>
      <text:p text:style-name="P4"><text:span text:style-name="T32">"James"<text:tab/>2000</text:span></text:p>
      <text:p text:style-name="P4"><text:span text:style-name="T32">"Steven"<text:tab/>2000</text:span></text:p>
      <text:p text:style-name="P4"><text:span text:style-name="T32">"Laura"<text:tab/>3000</text:span></text:p>
      <text:p text:style-name="P4"><text:span text:style-name="T32">"Mozhe"<text:tab/>3000</text:span></text:p>
      <text:p text:style-name="P4"><text:span text:style-name="T32">"James"<text:tab/>3000</text:span></text:p>
      <text:p text:style-name="P4"><text:span text:style-name="T32">"TJ"<text:tab/>2000</text:span></text:p>
      <text:p text:style-name="P4"><text:span text:style-name="T32">"Jason"<text:tab/>3000</text:span></text:p>
      <text:p text:style-name="P4"><text:span text:style-name="T32">"Michael"<text:tab/>3000</text:span></text:p>
      <text:p text:style-name="P4"><text:span text:style-name="T32">"Ki"<text:tab/>2000</text:span></text:p>
      <text:p text:style-name="P4"><text:span text:style-name="T32">"Hazel"<text:tab/>2000</text:span></text:p>
      <text:p text:style-name="P4"><text:span text:style-name="T32">"Renske"<text:tab/>4000</text:span></text:p>
      <text:p text:style-name="P4"><text:span text:style-name="T32">"Stephen"<text:tab/>3000</text:span></text:p>
      <text:p text:style-name="P4"><text:span text:style-name="T32">"John"<text:tab/>3000</text:span></text:p>
      <text:p text:style-name="P4"><text:span text:style-name="T32">"Joshua"<text:tab/>3000</text:span></text:p>
      <text:p text:style-name="P4"><text:span text:style-name="T32">"Trenna"<text:tab/>4000</text:span></text:p>
      <text:p text:style-name="P4"><text:span text:style-name="T32">"Curtis"<text:tab/>3000</text:span></text:p>
      <text:p text:style-name="P4"><text:span text:style-name="T32">"Randall"<text:tab/>3000</text:span></text:p>
      <text:p text:style-name="P4"><text:span text:style-name="T32">"Peter"<text:tab/>3000</text:span></text:p>
      <text:p text:style-name="P4"><text:span text:style-name="T32">"John"<text:tab/>14000</text:span></text:p>
      <text:p text:style-name="P4"><text:span text:style-name="T32">"Karen"<text:tab/>14000</text:span></text:p>
      <text:p text:style-name="P4"><text:span text:style-name="T32">"Alberto"<text:tab/>12000</text:span></text:p>
      <text:p text:style-name="P4"><text:span text:style-name="T32">"Gerald"<text:tab/>11000</text:span></text:p>
      <text:p text:style-name="P4"><text:span text:style-name="T32">"Eleni"<text:tab/>11000</text:span></text:p>
      <text:p text:style-name="P4"><text:span text:style-name="T32">"Peter"<text:tab/>10000</text:span></text:p>
      <text:p text:style-name="P4"><text:span text:style-name="T32">"David"<text:tab/>10000</text:span></text:p>
      <text:p text:style-name="P4"><text:span text:style-name="T32">"Peter"<text:tab/>9000</text:span></text:p>
      <text:p text:style-name="P4"><text:span text:style-name="T32">"Christopher"<text:tab/>8000</text:span></text:p>
      <text:p text:style-name="P4"><text:span text:style-name="T32">"Nanette"<text:tab/>8000</text:span></text:p>
      <text:p text:style-name="P4"><text:span text:style-name="T32">"Oliver"<text:tab/>7000</text:span></text:p>
      <text:p text:style-name="P4"><text:span text:style-name="T32">"Janette"<text:tab/>10000</text:span></text:p>
      <text:p text:style-name="P4"><text:span text:style-name="T32">"Patrick"<text:tab/>10000</text:span></text:p>
      <text:p text:style-name="P4"><text:span text:style-name="T32">"Allan"<text:tab/>9000</text:span></text:p>
      <text:p text:style-name="P4"><text:span text:style-name="T32">"Lindsey"<text:tab/>8000</text:span></text:p>
      <text:p text:style-name="P4"><text:span text:style-name="T32">"Louise"<text:tab/>8000</text:span></text:p>
      <text:p text:style-name="P4"><text:span text:style-name="T32">"Sarath"<text:tab/>7000</text:span></text:p>
      <text:p text:style-name="P4"><text:span text:style-name="T32">"Clara"<text:tab/>11000</text:span></text:p>
      <text:p text:style-name="P4"><text:span text:style-name="T32">"Danielle"<text:tab/>10000</text:span></text:p>
      <text:p text:style-name="P4"><text:span text:style-name="T32">"Mattea"<text:tab/>7000</text:span></text:p>
      <text:p text:style-name="P4"><text:span text:style-name="T32">"David"<text:tab/>7000</text:span></text:p>
      <text:p text:style-name="P4"><text:span text:style-name="T32">"Sundar"<text:tab/>6000</text:span></text:p>
      <text:p text:style-name="P4"><text:span text:style-name="T32">"Amit"<text:tab/>6000</text:span></text:p>
      <text:p text:style-name="P4"><text:span text:style-name="T32">"Lisa"<text:tab/>12000</text:span></text:p>
      <text:p text:style-name="P4"><text:span text:style-name="T32">"Harrison"<text:tab/>10000</text:span></text:p>
      <text:p text:style-name="P4"><text:span text:style-name="T32">"Tayler"<text:tab/>10000</text:span></text:p>
      <text:p text:style-name="P4"><text:span text:style-name="T32">"William"<text:tab/>7000</text:span></text:p>
      <text:p text:style-name="P4"><text:span text:style-name="T32">"Elizabeth"<text:tab/>7000</text:span></text:p>
      <text:p text:style-name="P4"><text:span text:style-name="T32">"Sundita"<text:tab/>6000</text:span></text:p>
      <text:p text:style-name="P4"><text:span text:style-name="T32">"Ellen"<text:tab/>11000</text:span></text:p>
      <text:p text:style-name="P4"><text:span text:style-name="T32">"Alyssa"<text:tab/>9000</text:span></text:p>
      <text:p text:style-name="P4"><text:span text:style-name="T32">"Jonathon"<text:tab/>9000</text:span></text:p>
      <text:p text:style-name="P4"><text:span text:style-name="T32">"Jack"<text:tab/>8000</text:span></text:p>
      <text:p text:style-name="P4"><text:span text:style-name="T32">"Kimberely"<text:tab/>7000</text:span></text:p>
      <text:p text:style-name="P4"><text:span text:style-name="T32">"Charles"<text:tab/>6000</text:span></text:p>
      <text:p text:style-name="P4"><text:span text:style-name="T32">"Winston"<text:tab/>3000</text:span></text:p>
      <text:p text:style-name="P4"><text:span text:style-name="T32">"Jean"<text:tab/>3000</text:span></text:p>
      <text:p text:style-name="P4"><text:span text:style-name="T32">"Martha"<text:tab/>3000</text:span></text:p>
      <text:p text:style-name="P4"><text:span text:style-name="T32">"Girard"<text:tab/>3000</text:span></text:p>
      <text:p text:style-name="P4"><text:span text:style-name="T32">"Nandita"<text:tab/>4000</text:span></text:p>
      <text:p text:style-name="P4"><text:span text:style-name="T32">"Alexis"<text:tab/>4000</text:span></text:p>
      <text:p text:style-name="P4"><text:span text:style-name="T32">"Julia"<text:tab/>3000</text:span></text:p>
      <text:p text:style-name="P4"><text:span text:style-name="T32">"Anthony"<text:tab/>3000</text:span></text:p>
      <text:p text:style-name="P4"><text:span text:style-name="T32">"Kelly"<text:tab/>4000</text:span></text:p>
      <text:p text:style-name="P4"><text:span text:style-name="T32">"Jennifer"<text:tab/>4000</text:span></text:p>
      <text:p text:style-name="P4"><text:span text:style-name="T32">"Timothy"<text:tab/>3000</text:span></text:p>
      <text:p text:style-name="P4"><text:span text:style-name="T32">"Randall"<text:tab/>3000</text:span></text:p>
      <text:p text:style-name="P4"><text:span text:style-name="T32">"Sarah"<text:tab/>4000</text:span></text:p>
      <text:p text:style-name="P4"><text:span text:style-name="T32">"Britney"<text:tab/>4000</text:span></text:p>
      <text:p text:style-name="P4"><text:span text:style-name="T32">"Samuel"<text:tab/>3000</text:span></text:p>
      <text:p text:style-name="P4"><text:span text:style-name="T32">"Vance"<text:tab/>3000</text:span></text:p>
      <text:p text:style-name="P4"><text:span text:style-name="T32">"Alana"<text:tab/>3000</text:span></text:p>
      <text:p text:style-name="P4"><text:span text:style-name="T32">"Kevin"<text:tab/>3000</text:span></text:p>
      <text:p text:style-name="P4"><text:span text:style-name="T32">"Donald"<text:tab/>3000</text:span></text:p>
      <text:p text:style-name="P4"><text:span text:style-name="T32">"Douglas"<text:tab/>3000</text:span></text:p>
      <text:p text:style-name="P4"><text:span text:style-name="T32">"Jennifer"<text:tab/>4000</text:span></text:p>
      <text:p text:style-name="P4"><text:span text:style-name="T32">"Michael"<text:tab/>13000</text:span></text:p>
      <text:p text:style-name="P4"><text:span text:style-name="T32">"Pat"<text:tab/>6000</text:span></text:p>
      <text:p text:style-name="P4"><text:span text:style-name="T32">"Susan"<text:tab/>7000</text:span></text:p>
      <text:p text:style-name="P4"><text:span text:style-name="T32">"Hermann"<text:tab/>10000</text:span></text:p>
      <text:p text:style-name="P4"><text:span text:style-name="T32">"Shelley"<text:tab/>12000</text:span></text:p>
      <text:p text:style-name="P4"><text:span text:style-name="T32">"William"<text:tab/>8000</text:span></text:p>
      <text:p text:style-name="P4"><text:span text:style-name="T32"/></text:p>
      <text:p text:style-name="P4"><text:span text:style-name="T33">9.Display details of jobs in the descending order of the title.</text:span></text:p>
      <text:p text:style-name="P4"><text:span text:style-name="T34"/></text:p>
      <text:p text:style-name="P4"><text:span text:style-name="T35">query:</text:span></text:p>
      <text:p text:style-name="P4"><text:span text:style-name="T35">select *</text:span></text:p>
      <text:p text:style-name="P4"><text:span text:style-name="T35">from jobs</text:span></text:p>
      <text:p text:style-name="P4"><text:span text:style-name="T35">Order by job_title desc;</text:span></text:p>
      <text:p text:style-name="P4"><text:span text:style-name="T36"/></text:p>
      <text:p text:style-name="P4"><text:span text:style-name="T36">output:</text:span></text:p>
      <text:p text:style-name="P4"><text:span text:style-name="T36">"JOB_ID"<text:tab/>"JOB_TITLE"<text:tab/>"MIN_SALARY"<text:tab/>"MAX_SALARY"</text:span></text:p>
      <text:p text:style-name="P4"><text:span text:style-name="T36">"ST_MAN"<text:tab/>"Stock Manager"<text:tab/>5500<text:tab/>8500</text:span></text:p>
      <text:p text:style-name="P4"><text:span text:style-name="T36">"ST_CLERK"<text:tab/>"Stock Clerk"<text:tab/>2008<text:tab/>5000</text:span></text:p>
      <text:p text:style-name="P4"><text:span text:style-name="T36">"SH_CLERK"<text:tab/>"Shipping Clerk"<text:tab/>2500<text:tab/>5500</text:span></text:p>
      <text:p text:style-name="P4"><text:span text:style-name="T36">"SA_REP"<text:tab/>"Sales Representative"<text:tab/>6000<text:tab/>12008</text:span></text:p>
      <text:p text:style-name="P4"><text:span text:style-name="T36">"SA_MAN"<text:tab/>"Sales Manager"<text:tab/>10000<text:tab/>20080</text:span></text:p>
      <text:p text:style-name="P4"><text:span text:style-name="T36">"PU_MAN"<text:tab/>"Purchasing Manager"<text:tab/>8000<text:tab/>15000</text:span></text:p>
      <text:p text:style-name="P4"><text:span text:style-name="T36">"PU_CLERK"<text:tab/>"Purchasing Clerk"<text:tab/>2500<text:tab/>5500</text:span></text:p>
      <text:p text:style-name="P4"><text:span text:style-name="T36">"PR_REP"<text:tab/>"Public Relations Representative"<text:tab/>4500<text:tab/>10500</text:span></text:p>
      <text:p text:style-name="P4"><text:span text:style-name="T36">"AC_ACCOUNT"<text:tab/>"Public Accountant"<text:tab/>4200<text:tab/>9000</text:span></text:p>
      <text:p text:style-name="P4"><text:span text:style-name="T36">"IT_PROG"<text:tab/>"Programmer"<text:tab/>4000<text:tab/>10000</text:span></text:p>
      <text:p text:style-name="P4"><text:span text:style-name="T36">"AD_PRES"<text:tab/>"President"<text:tab/>20080<text:tab/>40000</text:span></text:p>
      <text:p text:style-name="P4"><text:span text:style-name="T36">"MK_REP"<text:tab/>"Marketing Representative"<text:tab/>4000<text:tab/>9000</text:span></text:p>
      <text:p text:style-name="P4"><text:span text:style-name="T36">"MK_MAN"<text:tab/>"Marketing Manager"<text:tab/>9000<text:tab/>15000</text:span></text:p>
      <text:p text:style-name="P4"><text:span text:style-name="T36">"HR_REP"<text:tab/>"Human Resources Representative"<text:tab/>4000<text:tab/>9000</text:span></text:p>
      <text:p text:style-name="P4"><text:span text:style-name="T36">"FI_MGR"<text:tab/>"Finance Manager"<text:tab/>8200<text:tab/>16000</text:span></text:p>
      <text:p text:style-name="P4"><text:span text:style-name="T36">"AD_VP"<text:tab/>"Administration Vice President"<text:tab/>15000<text:tab/>30000</text:span></text:p>
      <text:p text:style-name="P4"><text:span text:style-name="T36">"AD_ASST"<text:tab/>"Administration Assistant"<text:tab/>3000<text:tab/>6000</text:span></text:p>
      <text:p text:style-name="P4"><text:span text:style-name="T36">"AC_MGR"<text:tab/>"Accounting Manager"<text:tab/>8200<text:tab/>16000</text:span></text:p>
      <text:p text:style-name="P4"><text:span text:style-name="T36">"FI_ACCOUNT"<text:tab/>"Accountant"<text:tab/>4200<text:tab/>9000</text:span></text:p>
      <text:p text:style-name="P4"><text:span text:style-name="T36"/></text:p>
      <text:p text:style-name="P4"><text:span text:style-name="T37">10.Display employees where the first name or last name starts with S.</text:span><text:span text:style-name="T38"/></text:p>
      <text:p text:style-name="P4"><text:span text:style-name="T38"/></text:p>
      <text:p text:style-name="P4"><text:span text:style-name="T39">query:</text:span></text:p>
      <text:p text:style-name="P4"><text:span text:style-name="T39">select first_name,last_name</text:span></text:p>
      <text:p text:style-name="P4"><text:span text:style-name="T39">from employees</text:span></text:p>
      <text:p text:style-name="P4"><text:span text:style-name="T39">where</text:span></text:p>
      <text:p text:style-name="P4"><text:span text:style-name="T39">substr(first_name,0,1) = 'S' or</text:span></text:p>
      <text:p text:style-name="P4"><text:span text:style-name="T39">substr(last_name,0,1) = 'S';</text:span><text:span text:style-name="T40"/></text:p>
      <text:p text:style-name="P4"><text:span text:style-name="T40"/></text:p>
      <text:p text:style-name="P4"><text:span text:style-name="T40">Output:</text:span></text:p>
      <text:p text:style-name="P4"><text:span text:style-name="T40">"FIRST_NAME"<text:tab/>"LAST_NAME"</text:span></text:p>
      <text:p text:style-name="P4"><text:span text:style-name="T40">"Steven"<text:tab/>"King"</text:span></text:p>
      <text:p text:style-name="P4"><text:span text:style-name="T40">"Ismael"<text:tab/>"Sciarra"</text:span></text:p>
      <text:p text:style-name="P4"><text:span text:style-name="T40">"Shelli"<text:tab/>"Baida"</text:span></text:p>
      <text:p text:style-name="P4"><text:span text:style-name="T40">"Sigal"<text:tab/>"Tobias"</text:span></text:p>
      <text:p text:style-name="P4"><text:span text:style-name="T40">"Shanta"<text:tab/>"Vollman"</text:span></text:p>
      <text:p text:style-name="P4"><text:span text:style-name="T40">"Steven"<text:tab/>"Markle"</text:span></text:p>
      <text:p text:style-name="P4"><text:span text:style-name="T40">"Stephen"<text:tab/>"Stiles"</text:span></text:p>
      <text:p text:style-name="P4"><text:span text:style-name="T40">"John"<text:tab/>"Seo"</text:span></text:p>
      <text:p text:style-name="P4"><text:span text:style-name="T40">"Patrick"<text:tab/>"Sully"</text:span></text:p>
      <text:p text:style-name="P4"><text:span text:style-name="T40">"Lindsey"<text:tab/>"Smith"</text:span></text:p>
      <text:p text:style-name="P4"><text:span text:style-name="T40">"Sarath"<text:tab/>"Sewall"</text:span></text:p>
      <text:p text:style-name="P4"><text:span text:style-name="T40">"Sundar"<text:tab/>"Ande"</text:span></text:p>
      <text:p text:style-name="P4"><text:span text:style-name="T40">"William"<text:tab/>"Smith"</text:span></text:p>
      <text:p text:style-name="P4"><text:span text:style-name="T40">"Sundita"<text:tab/>"Kumar"</text:span></text:p>
      <text:p text:style-name="P4"><text:span text:style-name="T40">"Martha"<text:tab/>"Sullivan"</text:span></text:p>
      <text:p text:style-name="P4"><text:span text:style-name="T40">"Nandita"<text:tab/>"Sarchand"</text:span></text:p>
      <text:p text:style-name="P4"><text:span text:style-name="T40">"Sarah"<text:tab/>"Bell"</text:span></text:p>
      <text:p text:style-name="P4"><text:span text:style-name="T40">"Samuel"<text:tab/>"McCain"</text:span></text:p>
      <text:p text:style-name="P4"><text:span text:style-name="T40">"Susan"<text:tab/>"Mavris"</text:span></text:p>
      <text:p text:style-name="P4"><text:span text:style-name="T40">"Shelley"<text:tab/>"Higgins"</text:span></text:p>
      <text:p text:style-name="P4"><text:span text:style-name="T40"/></text:p>
      <text:p text:style-name="P4"><text:span text:style-name="T40"/></text:p>
      <text:p text:style-name="P4"><text:span text:style-name="T41">11.Display employees who joined in the month of May.</text:span><text:span text:style-name="T42"/></text:p>
      <text:p text:style-name="P4"><text:span text:style-name="T42"/></text:p>
      <text:p text:style-name="P4"><text:span text:style-name="T43">query:</text:span></text:p>
      <text:p text:style-name="P4"><text:span text:style-name="T43">select first_name,last_name</text:span></text:p>
      <text:p text:style-name="P4"><text:span text:style-name="T43">from employees</text:span></text:p>
      <text:p text:style-name="P4"><text:span text:style-name="T43">where substr(hire_date,4,3) = 'MAY';</text:span><text:span text:style-name="T44"/></text:p>
      <text:p text:style-name="P4"><text:span text:style-name="T44"/></text:p>
      <text:p text:style-name="P4"><text:span text:style-name="T44">output:</text:span></text:p>
      <text:p text:style-name="P4"><text:span text:style-name="T44">"FIRST_NAME"<text:tab/>"LAST_NAME"</text:span></text:p>
      <text:p text:style-name="P4"><text:span text:style-name="T44">"Bruce"<text:tab/>"Ernst"</text:span></text:p>
      <text:p text:style-name="P4"><text:span text:style-name="T44">"Alexander"<text:tab/>"Khoo"</text:span></text:p>
      <text:p text:style-name="P4"><text:span text:style-name="T44">"Payam"<text:tab/>"Kaufling"</text:span></text:p>
      <text:p text:style-name="P4"><text:span text:style-name="T44">"Ellen"<text:tab/>"Abel"</text:span></text:p>
      <text:p text:style-name="P4"><text:span text:style-name="T44">"Kimberely"<text:tab/>"Grant"</text:span></text:p>
      <text:p text:style-name="P4"><text:span text:style-name="T44">"Kevin"<text:tab/>"Feeney"</text:span></text:p>
      <text:p text:style-name="P4"><text:span text:style-name="T44"/></text:p>
      <text:p text:style-name="P4"><text:span text:style-name="T45">13.Display details of the employees where commission percentage is null and salary in the range 5000 to 10000 and department is 30.</text:span></text:p>
      <text:p text:style-name="P4"><text:span text:style-name="T46"/></text:p>
      <text:p text:style-name="P4"><text:span text:style-name="T47">query:</text:span></text:p>
      <text:p text:style-name="P4"><text:span text:style-name="T47">select *</text:span></text:p>
      <text:p text:style-name="P4"><text:span text:style-name="T47">from employees</text:span></text:p>
      <text:p text:style-name="P4"><text:span text:style-name="T47">where commission_pct is null;</text:span></text:p>
      <text:p text:style-name="P4"><text:span text:style-name="T47">and salary between 5000 and 10000</text:span></text:p>
      <text:p text:style-name="P4"><text:span text:style-name="T47">and department_id = 30;</text:span><text:span text:style-name="T48"/></text:p>
      <text:p text:style-name="P4"><text:span text:style-name="T48"/></text:p>
      <text:p text:style-name="P4"><text:span text:style-name="T48">output:</text:span></text:p>
      <text:p text:style-name="P4"><text:span text:style-name="T48">No employee follows the criteria</text:span></text:p>
      <text:p text:style-name="P4"><text:span text:style-name="T48"/></text:p>
      <text:p text:style-name="P4"><text:span text:style-name="T49">13.Display first name and date of first salary of the employees.</text:span></text:p>
      <text:p text:style-name="P4"><text:span text:style-name="T50"/></text:p>
      <text:p text:style-name="P4"><text:span text:style-name="T51">query:</text:span></text:p>
      <text:p text:style-name="P4"><text:span text:style-name="T51">select first_name,round(to_date(hire_date),'month')</text:span></text:p>
      <text:p text:style-name="P4"><text:span text:style-name="T51">from employees;</text:span><text:span text:style-name="T52"/></text:p>
      <text:p text:style-name="P4"><text:span text:style-name="T52"/></text:p>
      <text:p text:style-name="P4"><text:span text:style-name="T52">output:</text:span></text:p>
      <text:p text:style-name="P4"><text:span text:style-name="T52">"FIRST_NAME"<text:tab/>"ROUND(TO_DATE(HIRE_DATE),'MONTH')"</text:span></text:p>
      <text:p text:style-name="P4"><text:span text:style-name="T52">"Steven"<text:tab/>01-JUL-03</text:span></text:p>
      <text:p text:style-name="P4"><text:span text:style-name="T52">"Neena"<text:tab/>01-OCT-05</text:span></text:p>
      <text:p text:style-name="P4"><text:span text:style-name="T52">"Lex"<text:tab/>01-JAN-01</text:span></text:p>
      <text:p text:style-name="P4"><text:span text:style-name="T52">"Alexander"<text:tab/>01-JAN-06</text:span></text:p>
      <text:p text:style-name="P4"><text:span text:style-name="T52">"Bruce"<text:tab/>01-JUN-07</text:span></text:p>
      <text:p text:style-name="P4"><text:span text:style-name="T52">"David"<text:tab/>01-JUL-05</text:span></text:p>
      <text:p text:style-name="P4"><text:span text:style-name="T52">"Valli"<text:tab/>01-FEB-06</text:span></text:p>
      <text:p text:style-name="P4"><text:span text:style-name="T52">"Diana"<text:tab/>01-FEB-07</text:span></text:p>
      <text:p text:style-name="P4"><text:span text:style-name="T52">"Nancy"<text:tab/>01-SEP-02</text:span></text:p>
      <text:p text:style-name="P4"><text:span text:style-name="T52">"Daniel"<text:tab/>01-SEP-02</text:span></text:p>
      <text:p text:style-name="P4"><text:span text:style-name="T52">"John"<text:tab/>01-OCT-05</text:span></text:p>
      <text:p text:style-name="P4"><text:span text:style-name="T52">"Ismael"<text:tab/>01-OCT-05</text:span></text:p>
      <text:p text:style-name="P4"><text:span text:style-name="T52">"Jose Manuel"<text:tab/>01-MAR-06</text:span></text:p>
      <text:p text:style-name="P4"><text:span text:style-name="T52">"Luis"<text:tab/>01-DEC-07</text:span></text:p>
      <text:p text:style-name="P4"><text:span text:style-name="T52">"Den"<text:tab/>01-DEC-02</text:span></text:p>
      <text:p text:style-name="P4"><text:span text:style-name="T52">"Alexander"<text:tab/>01-JUN-03</text:span></text:p>
      <text:p text:style-name="P4"><text:span text:style-name="T52">"Shelli"<text:tab/>01-JAN-06</text:span></text:p>
      <text:p text:style-name="P4"><text:span text:style-name="T52">"Sigal"<text:tab/>01-AUG-05</text:span></text:p>
      <text:p text:style-name="P4"><text:span text:style-name="T52">"Guy"<text:tab/>01-NOV-06</text:span></text:p>
      <text:p text:style-name="P4"><text:span text:style-name="T52">"Karen"<text:tab/>01-AUG-07</text:span></text:p>
      <text:p text:style-name="P4"><text:span text:style-name="T52">"Matthew"<text:tab/>01-AUG-04</text:span></text:p>
      <text:p text:style-name="P4"><text:span text:style-name="T52">"Adam"<text:tab/>01-APR-05</text:span></text:p>
      <text:p text:style-name="P4"><text:span text:style-name="T52">"Payam"<text:tab/>01-MAY-03</text:span></text:p>
      <text:p text:style-name="P4"><text:span text:style-name="T52">"Shanta"<text:tab/>01-OCT-05</text:span></text:p>
      <text:p text:style-name="P4"><text:span text:style-name="T52">"Kevin"<text:tab/>01-DEC-07</text:span></text:p>
      <text:p text:style-name="P4"><text:span text:style-name="T52">"Julia"<text:tab/>01-AUG-05</text:span></text:p>
      <text:p text:style-name="P4"><text:span text:style-name="T52">"Irene"<text:tab/>01-OCT-06</text:span></text:p>
      <text:p text:style-name="P4"><text:span text:style-name="T52">"James"<text:tab/>01-JAN-07</text:span></text:p>
      <text:p text:style-name="P4"><text:span text:style-name="T52">"Steven"<text:tab/>01-MAR-08</text:span></text:p>
      <text:p text:style-name="P4"><text:span text:style-name="T52">"Laura"<text:tab/>01-SEP-05</text:span></text:p>
      <text:p text:style-name="P4"><text:span text:style-name="T52">"Mozhe"<text:tab/>01-NOV-05</text:span></text:p>
      <text:p text:style-name="P4"><text:span text:style-name="T52">"James"<text:tab/>01-MAR-05</text:span></text:p>
      <text:p text:style-name="P4"><text:span text:style-name="T52">"TJ"<text:tab/>01-APR-07</text:span></text:p>
      <text:p text:style-name="P4"><text:span text:style-name="T52">"Jason"<text:tab/>01-JUN-04</text:span></text:p>
      <text:p text:style-name="P4"><text:span text:style-name="T52">"Michael"<text:tab/>01-SEP-06</text:span></text:p>
      <text:p text:style-name="P4"><text:span text:style-name="T52">"Ki"<text:tab/>01-DEC-07</text:span></text:p>
      <text:p text:style-name="P4"><text:span text:style-name="T52">"Hazel"<text:tab/>01-FEB-08</text:span></text:p>
      <text:p text:style-name="P4"><text:span text:style-name="T52">"Renske"<text:tab/>01-JUL-03</text:span></text:p>
      <text:p text:style-name="P4"><text:span text:style-name="T52">"Stephen"<text:tab/>01-NOV-05</text:span></text:p>
      <text:p text:style-name="P4"><text:span text:style-name="T52">"John"<text:tab/>01-FEB-06</text:span></text:p>
      <text:p text:style-name="P4"><text:span text:style-name="T52">"Joshua"<text:tab/>01-APR-06</text:span></text:p>
      <text:p text:style-name="P4"><text:span text:style-name="T52">"Trenna"<text:tab/>01-NOV-03</text:span></text:p>
      <text:p text:style-name="P4"><text:span text:style-name="T52">"Curtis"<text:tab/>01-FEB-05</text:span></text:p>
      <text:p text:style-name="P4"><text:span text:style-name="T52">"Randall"<text:tab/>01-MAR-06</text:span></text:p>
      <text:p text:style-name="P4"><text:span text:style-name="T52">"Peter"<text:tab/>01-JUL-06</text:span></text:p>
      <text:p text:style-name="P4"><text:span text:style-name="T52">"John"<text:tab/>01-OCT-04</text:span></text:p>
      <text:p text:style-name="P4"><text:span text:style-name="T52">"Karen"<text:tab/>01-JAN-05</text:span></text:p>
      <text:p text:style-name="P4"><text:span text:style-name="T52">"Alberto"<text:tab/>01-MAR-05</text:span></text:p>
      <text:p text:style-name="P4"><text:span text:style-name="T52">"Gerald"<text:tab/>01-OCT-07</text:span></text:p>
      <text:p text:style-name="P4"><text:span text:style-name="T52">"Eleni"<text:tab/>01-FEB-08</text:span></text:p>
      <text:p text:style-name="P4"><text:span text:style-name="T52">"Peter"<text:tab/>01-FEB-05</text:span></text:p>
      <text:p text:style-name="P4"><text:span text:style-name="T52">"David"<text:tab/>01-APR-05</text:span></text:p>
      <text:p text:style-name="P4"><text:span text:style-name="T52">"Peter"<text:tab/>01-SEP-05</text:span></text:p>
      <text:p text:style-name="P4"><text:span text:style-name="T52">"Christopher"<text:tab/>01-APR-06</text:span></text:p>
      <text:p text:style-name="P4"><text:span text:style-name="T52">"Nanette"<text:tab/>01-DEC-06</text:span></text:p>
      <text:p text:style-name="P4"><text:span text:style-name="T52">"Oliver"<text:tab/>01-DEC-07</text:span></text:p>
      <text:p text:style-name="P4"><text:span text:style-name="T52">"Janette"<text:tab/>01-FEB-04</text:span></text:p>
      <text:p text:style-name="P4"><text:span text:style-name="T52">"Patrick"<text:tab/>01-MAR-04</text:span></text:p>
      <text:p text:style-name="P4"><text:span text:style-name="T52">"Allan"<text:tab/>01-AUG-04</text:span></text:p>
      <text:p text:style-name="P4"><text:span text:style-name="T52">"Lindsey"<text:tab/>01-MAR-05</text:span></text:p>
      <text:p text:style-name="P4"><text:span text:style-name="T52">"Louise"<text:tab/>01-DEC-05</text:span></text:p>
      <text:p text:style-name="P4"><text:span text:style-name="T52">"Sarath"<text:tab/>01-NOV-06</text:span></text:p>
      <text:p text:style-name="P4"><text:span text:style-name="T52">"Clara"<text:tab/>01-NOV-05</text:span></text:p>
      <text:p text:style-name="P4"><text:span text:style-name="T52">"Danielle"<text:tab/>01-APR-07</text:span></text:p>
      <text:p text:style-name="P4"><text:span text:style-name="T52">"Mattea"<text:tab/>01-FEB-08</text:span></text:p>
      <text:p text:style-name="P4"><text:span text:style-name="T52">"David"<text:tab/>01-MAR-08</text:span></text:p>
      <text:p text:style-name="P4"><text:span text:style-name="T52">"Sundar"<text:tab/>01-APR-08</text:span></text:p>
      <text:p text:style-name="P4"><text:span text:style-name="T52">"Amit"<text:tab/>01-MAY-08</text:span></text:p>
      <text:p text:style-name="P4"><text:span text:style-name="T52">"Lisa"<text:tab/>01-MAR-05</text:span></text:p>
      <text:p text:style-name="P4"><text:span text:style-name="T52">"Harrison"<text:tab/>01-APR-06</text:span></text:p>
      <text:p text:style-name="P4"><text:span text:style-name="T52">"Tayler"<text:tab/>01-FEB-06</text:span></text:p>
      <text:p text:style-name="P4"><text:span text:style-name="T52">"William"<text:tab/>01-MAR-07</text:span></text:p>
      <text:p text:style-name="P4"><text:span text:style-name="T52">"Elizabeth"<text:tab/>01-APR-07</text:span></text:p>
      <text:p text:style-name="P4"><text:span text:style-name="T52">"Sundita"<text:tab/>01-MAY-08</text:span></text:p>
      <text:p text:style-name="P4"><text:span text:style-name="T52">"Ellen"<text:tab/>01-MAY-04</text:span></text:p>
      <text:p text:style-name="P4"><text:span text:style-name="T52">"Alyssa"<text:tab/>01-APR-05</text:span></text:p>
      <text:p text:style-name="P4"><text:span text:style-name="T52">"Jonathon"<text:tab/>01-APR-06</text:span></text:p>
      <text:p text:style-name="P4"><text:span text:style-name="T52">"Jack"<text:tab/>01-MAY-06</text:span></text:p>
      <text:p text:style-name="P4"><text:span text:style-name="T52">"Kimberely"<text:tab/>01-JUN-07</text:span></text:p>
      <text:p text:style-name="P4"><text:span text:style-name="T52">"Charles"<text:tab/>01-JAN-08</text:span></text:p>
      <text:p text:style-name="P4"><text:span text:style-name="T52">"Winston"<text:tab/>01-FEB-06</text:span></text:p>
      <text:p text:style-name="P4"><text:span text:style-name="T52">"Jean"<text:tab/>01-MAR-06</text:span></text:p>
      <text:p text:style-name="P4"><text:span text:style-name="T52">"Martha"<text:tab/>01-JUL-07</text:span></text:p>
      <text:p text:style-name="P4"><text:span text:style-name="T52">"Girard"<text:tab/>01-FEB-08</text:span></text:p>
      <text:p text:style-name="P4"><text:span text:style-name="T52">"Nandita"<text:tab/>01-FEB-04</text:span></text:p>
      <text:p text:style-name="P4"><text:span text:style-name="T52">"Alexis"<text:tab/>01-MAR-05</text:span></text:p>
      <text:p text:style-name="P4"><text:span text:style-name="T52">"Julia"<text:tab/>01-JUL-06</text:span></text:p>
      <text:p text:style-name="P4"><text:span text:style-name="T52">"Anthony"<text:tab/>01-FEB-07</text:span></text:p>
      <text:p text:style-name="P4"><text:span text:style-name="T52">"Kelly"<text:tab/>01-JUN-05</text:span></text:p>
      <text:p text:style-name="P4"><text:span text:style-name="T52">"Jennifer"<text:tab/>01-AUG-05</text:span></text:p>
      <text:p text:style-name="P4"><text:span text:style-name="T52">"Timothy"<text:tab/>01-JUL-06</text:span></text:p>
      <text:p text:style-name="P4"><text:span text:style-name="T52">"Randall"<text:tab/>01-JAN-08</text:span></text:p>
      <text:p text:style-name="P4"><text:span text:style-name="T52">"Sarah"<text:tab/>01-FEB-04</text:span></text:p>
      <text:p text:style-name="P4"><text:span text:style-name="T52">"Britney"<text:tab/>01-MAR-05</text:span></text:p>
      <text:p text:style-name="P4"><text:span text:style-name="T52">"Samuel"<text:tab/>01-JUL-06</text:span></text:p>
      <text:p text:style-name="P4"><text:span text:style-name="T52">"Vance"<text:tab/>01-APR-07</text:span></text:p>
      <text:p text:style-name="P4"><text:span text:style-name="T52">"Alana"<text:tab/>01-MAY-06</text:span></text:p>
      <text:p text:style-name="P4"><text:span text:style-name="T52">"Kevin"<text:tab/>01-JUN-06</text:span></text:p>
      <text:p text:style-name="P4"><text:span text:style-name="T52">"Donald"<text:tab/>01-JUL-07</text:span></text:p>
      <text:p text:style-name="P4"><text:span text:style-name="T52">"Douglas"<text:tab/>01-JAN-08</text:span></text:p>
      <text:p text:style-name="P4"><text:span text:style-name="T52">"Jennifer"<text:tab/>01-OCT-03</text:span></text:p>
      <text:p text:style-name="P4"><text:span text:style-name="T52">"Michael"<text:tab/>01-MAR-04</text:span></text:p>
      <text:p text:style-name="P4"><text:span text:style-name="T52">"Pat"<text:tab/>01-SEP-05</text:span></text:p>
      <text:p text:style-name="P4"><text:span text:style-name="T52">"Susan"<text:tab/>01-JUN-02</text:span></text:p>
      <text:p text:style-name="P4"><text:span text:style-name="T52">"Hermann"<text:tab/>01-JUN-02</text:span></text:p>
      <text:p text:style-name="P4"><text:span text:style-name="T52">"Shelley"<text:tab/>01-JUN-02</text:span></text:p>
      <text:p text:style-name="P4"><text:span text:style-name="T52">"William"<text:tab/>01-JUN-02</text:span></text:p>
      <text:p text:style-name="P4"><text:span text:style-name="T52"/></text:p>
      <text:p text:style-name="P4"><text:span text:style-name="T53">14. Display first name and experience of the employees.</text:span></text:p>
      <text:p text:style-name="P4"><text:span text:style-name="T54"/></text:p>
      <text:p text:style-name="P4"><text:span text:style-name="T55">query:</text:span></text:p>
      <text:p text:style-name="P4"><text:span text:style-name="T55">select first_name,round((sysdate-hire_date),0) as Experience</text:span></text:p>
      <text:p text:style-name="P4"><text:span text:style-name="T55">from employees;</text:span></text:p>
      <text:p text:style-name="P4"><text:span text:style-name="T56"/></text:p>
      <text:p text:style-name="P4"><text:span text:style-name="T56">output:</text:span></text:p>
      <text:p text:style-name="P4"><text:span text:style-name="T56">"FIRST_NAME"<text:tab/>"EXPERIENCE"</text:span></text:p>
      <text:p text:style-name="P4"><text:span text:style-name="T56">"Steven"<text:tab/>4452</text:span></text:p>
      <text:p text:style-name="P4"><text:span text:style-name="T56">"Neena"<text:tab/>3625</text:span></text:p>
      <text:p text:style-name="P4"><text:span text:style-name="T56">"Lex"<text:tab/>5337</text:span></text:p>
      <text:p text:style-name="P4"><text:span text:style-name="T56">"Alexander"<text:tab/>3521</text:span></text:p>
      <text:p text:style-name="P4"><text:span text:style-name="T56">"Bruce"<text:tab/>3018</text:span></text:p>
      <text:p text:style-name="P4"><text:span text:style-name="T56">"David"<text:tab/>3713</text:span></text:p>
      <text:p text:style-name="P4"><text:span text:style-name="T56">"Valli"<text:tab/>3488</text:span></text:p>
      <text:p text:style-name="P4"><text:span text:style-name="T56">"Diana"<text:tab/>3121</text:span></text:p>
      <text:p text:style-name="P4"><text:span text:style-name="T56">"Nancy"<text:tab/>4756</text:span></text:p>
      <text:p text:style-name="P4"><text:span text:style-name="T56">"Daniel"<text:tab/>4757</text:span></text:p>
      <text:p text:style-name="P4"><text:span text:style-name="T56">"John"<text:tab/>3618</text:span></text:p>
      <text:p text:style-name="P4"><text:span text:style-name="T56">"Ismael"<text:tab/>3616</text:span></text:p>
      <text:p text:style-name="P4"><text:span text:style-name="T56">"Jose Manuel"<text:tab/>3458</text:span></text:p>
      <text:p text:style-name="P4"><text:span text:style-name="T56">"Luis"<text:tab/>2818</text:span></text:p>
      <text:p text:style-name="P4"><text:span text:style-name="T56">"Den"<text:tab/>4644</text:span></text:p>
      <text:p text:style-name="P4"><text:span text:style-name="T56">"Alexander"<text:tab/>4482</text:span></text:p>
      <text:p text:style-name="P4"><text:span text:style-name="T56">"Shelli"<text:tab/>3531</text:span></text:p>
      <text:p text:style-name="P4"><text:span text:style-name="T56">"Sigal"<text:tab/>3684</text:span></text:p>
      <text:p text:style-name="P4"><text:span text:style-name="T56">"Guy"<text:tab/>3205</text:span></text:p>
      <text:p text:style-name="P4"><text:span text:style-name="T56">"Karen"<text:tab/>2937</text:span></text:p>
      <text:p text:style-name="P4"><text:span text:style-name="T56">"Matthew"<text:tab/>4055</text:span></text:p>
      <text:p text:style-name="P4"><text:span text:style-name="T56">"Adam"<text:tab/>3789</text:span></text:p>
      <text:p text:style-name="P4"><text:span text:style-name="T56">"Payam"<text:tab/>4499</text:span></text:p>
      <text:p text:style-name="P4"><text:span text:style-name="T56">"Shanta"<text:tab/>3606</text:span></text:p>
      <text:p text:style-name="P4"><text:span text:style-name="T56">"Kevin"<text:tab/>2839</text:span></text:p>
      <text:p text:style-name="P4"><text:span text:style-name="T56">"Julia"<text:tab/>3692</text:span></text:p>
      <text:p text:style-name="P4"><text:span text:style-name="T56">"Irene"<text:tab/>3253</text:span></text:p>
      <text:p text:style-name="P4"><text:span text:style-name="T56">"James"<text:tab/>3145</text:span></text:p>
      <text:p text:style-name="P4"><text:span text:style-name="T56">"Steven"<text:tab/>2726</text:span></text:p>
      <text:p text:style-name="P4"><text:span text:style-name="T56">"Laura"<text:tab/>3657</text:span></text:p>
      <text:p text:style-name="P4"><text:span text:style-name="T56">"Mozhe"<text:tab/>3586</text:span></text:p>
      <text:p text:style-name="P4"><text:span text:style-name="T56">"James"<text:tab/>3842</text:span></text:p>
      <text:p text:style-name="P4"><text:span text:style-name="T56">"TJ"<text:tab/>3059</text:span></text:p>
      <text:p text:style-name="P4"><text:span text:style-name="T56">"Jason"<text:tab/>4089</text:span></text:p>
      <text:p text:style-name="P4"><text:span text:style-name="T56">"Michael"<text:tab/>3286</text:span></text:p>
      <text:p text:style-name="P4"><text:span text:style-name="T56">"Ki"<text:tab/>2813</text:span></text:p>
      <text:p text:style-name="P4"><text:span text:style-name="T56">"Hazel"<text:tab/>2757</text:span></text:p>
      <text:p text:style-name="P4"><text:span text:style-name="T56">"Renske"<text:tab/>4425</text:span></text:p>
      <text:p text:style-name="P4"><text:span text:style-name="T56">"Stephen"<text:tab/>3590</text:span></text:p>
      <text:p text:style-name="P4"><text:span text:style-name="T56">"John"<text:tab/>3481</text:span></text:p>
      <text:p text:style-name="P4"><text:span text:style-name="T56">"Joshua"<text:tab/>3428</text:span></text:p>
      <text:p text:style-name="P4"><text:span text:style-name="T56">"Trenna"<text:tab/>4330</text:span></text:p>
      <text:p text:style-name="P4"><text:span text:style-name="T56">"Curtis"<text:tab/>3860</text:span></text:p>
      <text:p text:style-name="P4"><text:span text:style-name="T56">"Randall"<text:tab/>3450</text:span></text:p>
      <text:p text:style-name="P4"><text:span text:style-name="T56">"Peter"<text:tab/>3334</text:span></text:p>
      <text:p text:style-name="P4"><text:span text:style-name="T56">"John"<text:tab/>3980</text:span></text:p>
      <text:p text:style-name="P4"><text:span text:style-name="T56">"Karen"<text:tab/>3884</text:span></text:p>
      <text:p text:style-name="P4"><text:span text:style-name="T56">"Alberto"<text:tab/>3820</text:span></text:p>
      <text:p text:style-name="P4"><text:span text:style-name="T56">"Gerald"<text:tab/>2871</text:span></text:p>
      <text:p text:style-name="P4"><text:span text:style-name="T56">"Eleni"<text:tab/>2765</text:span></text:p>
      <text:p text:style-name="P4"><text:span text:style-name="T56">"Peter"<text:tab/>3859</text:span></text:p>
      <text:p text:style-name="P4"><text:span text:style-name="T56">"David"<text:tab/>3806</text:span></text:p>
      <text:p text:style-name="P4"><text:span text:style-name="T56">"Peter"<text:tab/>3657</text:span></text:p>
      <text:p text:style-name="P4"><text:span text:style-name="T56">"Christopher"<text:tab/>3435</text:span></text:p>
      <text:p text:style-name="P4"><text:span text:style-name="T56">"Nanette"<text:tab/>3181</text:span></text:p>
      <text:p text:style-name="P4"><text:span text:style-name="T56">"Oliver"<text:tab/>2832</text:span></text:p>
      <text:p text:style-name="P4"><text:span text:style-name="T56">"Janette"<text:tab/>4225</text:span></text:p>
      <text:p text:style-name="P4"><text:span text:style-name="T56">"Patrick"<text:tab/>4191</text:span></text:p>
      <text:p text:style-name="P4"><text:span text:style-name="T56">"Allan"<text:tab/>4041</text:span></text:p>
      <text:p text:style-name="P4"><text:span text:style-name="T56">"Lindsey"<text:tab/>3820</text:span></text:p>
      <text:p text:style-name="P4"><text:span text:style-name="T56">"Louise"<text:tab/>3540</text:span></text:p>
      <text:p text:style-name="P4"><text:span text:style-name="T56">"Sarath"<text:tab/>3217</text:span></text:p>
      <text:p text:style-name="P4"><text:span text:style-name="T56">"Clara"<text:tab/>3574</text:span></text:p>
      <text:p text:style-name="P4"><text:span text:style-name="T56">"Danielle"<text:tab/>3081</text:span></text:p>
      <text:p text:style-name="P4"><text:span text:style-name="T56">"Mattea"<text:tab/>2770</text:span></text:p>
      <text:p text:style-name="P4"><text:span text:style-name="T56">"David"<text:tab/>2740</text:span></text:p>
      <text:p text:style-name="P4"><text:span text:style-name="T56">"Sundar"<text:tab/>2710</text:span></text:p>
      <text:p text:style-name="P4"><text:span text:style-name="T56">"Amit"<text:tab/>2682</text:span></text:p>
      <text:p text:style-name="P4"><text:span text:style-name="T56">"Lisa"<text:tab/>3819</text:span></text:p>
      <text:p text:style-name="P4"><text:span text:style-name="T56">"Harrison"<text:tab/>3442</text:span></text:p>
      <text:p text:style-name="P4"><text:span text:style-name="T56">"Tayler"<text:tab/>3500</text:span></text:p>
      <text:p text:style-name="P4"><text:span text:style-name="T56">"William"<text:tab/>3105</text:span></text:p>
      <text:p text:style-name="P4"><text:span text:style-name="T56">"Elizabeth"<text:tab/>3076</text:span></text:p>
      <text:p text:style-name="P4"><text:span text:style-name="T56">"Sundita"<text:tab/>2682</text:span></text:p>
      <text:p text:style-name="P4"><text:span text:style-name="T56">"Ellen"<text:tab/>4123</text:span></text:p>
      <text:p text:style-name="P4"><text:span text:style-name="T56">"Alyssa"<text:tab/>3811</text:span></text:p>
      <text:p text:style-name="P4"><text:span text:style-name="T56">"Jonathon"<text:tab/>3441</text:span></text:p>
      <text:p text:style-name="P4"><text:span text:style-name="T56">"Jack"<text:tab/>3411</text:span></text:p>
      <text:p text:style-name="P4"><text:span text:style-name="T56">"Kimberely"<text:tab/>3015</text:span></text:p>
      <text:p text:style-name="P4"><text:span text:style-name="T56">"Charles"<text:tab/>2790</text:span></text:p>
      <text:p text:style-name="P4"><text:span text:style-name="T56">"Winston"<text:tab/>3500</text:span></text:p>
      <text:p text:style-name="P4"><text:span text:style-name="T56">"Jean"<text:tab/>3470</text:span></text:p>
      <text:p text:style-name="P4"><text:span text:style-name="T56">"Martha"<text:tab/>2987</text:span></text:p>
      <text:p text:style-name="P4"><text:span text:style-name="T56">"Girard"<text:tab/>2760</text:span></text:p>
      <text:p text:style-name="P4"><text:span text:style-name="T56">"Nandita"<text:tab/>4228</text:span></text:p>
      <text:p text:style-name="P4"><text:span text:style-name="T56">"Alexis"<text:tab/>3838</text:span></text:p>
      <text:p text:style-name="P4"><text:span text:style-name="T56">"Julia"<text:tab/>3349</text:span></text:p>
      <text:p text:style-name="P4"><text:span text:style-name="T56">"Anthony"<text:tab/>3121</text:span></text:p>
      <text:p text:style-name="P4"><text:span text:style-name="T56">"Kelly"<text:tab/>3724</text:span></text:p>
      <text:p text:style-name="P4"><text:span text:style-name="T56">"Jennifer"<text:tab/>3664</text:span></text:p>
      <text:p text:style-name="P4"><text:span text:style-name="T56">"Timothy"<text:tab/>3332</text:span></text:p>
      <text:p text:style-name="P4"><text:span text:style-name="T56">"Randall"<text:tab/>2806</text:span></text:p>
      <text:p text:style-name="P4"><text:span text:style-name="T56">"Sarah"<text:tab/>4220</text:span></text:p>
      <text:p text:style-name="P4"><text:span text:style-name="T56">"Britney"<text:tab/>3827</text:span></text:p>
      <text:p text:style-name="P4"><text:span text:style-name="T56">"Samuel"<text:tab/>3342</text:span></text:p>
      <text:p text:style-name="P4"><text:span text:style-name="T56">"Vance"<text:tab/>3083</text:span></text:p>
      <text:p text:style-name="P4"><text:span text:style-name="T56">"Alana"<text:tab/>3410</text:span></text:p>
      <text:p text:style-name="P4"><text:span text:style-name="T56">"Kevin"<text:tab/>3381</text:span></text:p>
      <text:p text:style-name="P4"><text:span text:style-name="T56">"Donald"<text:tab/>2987</text:span></text:p>
      <text:p text:style-name="P4"><text:span text:style-name="T56">"Douglas"<text:tab/>2781</text:span></text:p>
      <text:p text:style-name="P4"><text:span text:style-name="T56">"Jennifer"<text:tab/>4360</text:span></text:p>
      <text:p text:style-name="P4"><text:span text:style-name="T56">"Michael"<text:tab/>4207</text:span></text:p>
      <text:p text:style-name="P4"><text:span text:style-name="T56">"Pat"<text:tab/>3660</text:span></text:p>
      <text:p text:style-name="P4"><text:span text:style-name="T56">"Susan"<text:tab/>4827</text:span></text:p>
      <text:p text:style-name="P4"><text:span text:style-name="T56">"Hermann"<text:tab/>4827</text:span></text:p>
      <text:p text:style-name="P4"><text:span text:style-name="T56">"Shelley"<text:tab/>4827</text:span></text:p>
      <text:p text:style-name="P4"><text:span text:style-name="T56">"William"<text:tab/>4827</text:span></text:p>
      <text:p text:style-name="P4"><text:span text:style-name="T56"/></text:p>
      <text:p text:style-name="P4"><text:span text:style-name="T57">15.Display first name of employees who joined in 2001.</text:span></text:p>
      <text:p text:style-name="P4"><text:span text:style-name="T58"/></text:p>
      <text:p text:style-name="P4"><text:span text:style-name="T58">query:</text:span></text:p>
      <text:p text:style-name="P4"><text:span text:style-name="T58">select first_name</text:span></text:p>
      <text:p text:style-name="P4"><text:span text:style-name="T58">from employees</text:span></text:p>
      <text:p text:style-name="P4"><text:span text:style-name="T58">where to_char(hire_date,'yyyy') = '2001';</text:span><text:span text:style-name="T59"/></text:p>
      <text:p text:style-name="P4"><text:span text:style-name="T59"/></text:p>
      <text:p text:style-name="P4"><text:span text:style-name="T59">output:</text:span></text:p>
      <text:p text:style-name="P4"><text:span text:style-name="T59">"FIRST_NAME"</text:span></text:p>
      <text:p text:style-name="P4"><text:span text:style-name="T59">Lex</text:span></text:p>
      <text:p text:style-name="P4"><text:span text:style-name="T59"/></text:p>
      <text:p text:style-name="P4"><text:span text:style-name="T59"/></text:p>
      <text:p text:style-name="P4"><text:span text:style-name="T60">16.Display first name and last name after converting the first letter of each name to upper case and the rest to lower case.</text:span></text:p>
      <text:p text:style-name="P4"><text:span text:style-name="T61"/></text:p>
      <text:p text:style-name="P4"><text:span text:style-name="T62">query:</text:span></text:p>
      <text:p text:style-name="P4"><text:span text:style-name="T62">select </text:span></text:p>
      <text:p text:style-name="P4"><text:span text:style-name="T62">initcap(First_name),initcap(last_name)</text:span></text:p>
      <text:p text:style-name="P4"><text:span text:style-name="T62">from employees;</text:span></text:p>
      <text:p text:style-name="P4"><text:span text:style-name="T63"/></text:p>
      <text:p text:style-name="P4"><text:span text:style-name="T63">output:</text:span></text:p>
      <text:p text:style-name="P4"><text:span text:style-name="T63">"INITCAP(FIRST_NAME)"<text:tab/>"INITCAP(LAST_NAME)"</text:span></text:p>
      <text:p text:style-name="P4"><text:span text:style-name="T63">"Steven"<text:tab/>"King"</text:span></text:p>
      <text:p text:style-name="P4"><text:span text:style-name="T63">"Neena"<text:tab/>"Kochhar"</text:span></text:p>
      <text:p text:style-name="P4"><text:span text:style-name="T63">"Lex"<text:tab/>"De Haan"</text:span></text:p>
      <text:p text:style-name="P4"><text:span text:style-name="T63">"Alexander"<text:tab/>"Hunold"</text:span></text:p>
      <text:p text:style-name="P4"><text:span text:style-name="T63">"Bruce"<text:tab/>"Ernst"</text:span></text:p>
      <text:p text:style-name="P4"><text:span text:style-name="T63">"David"<text:tab/>"Austin"</text:span></text:p>
      <text:p text:style-name="P4"><text:span text:style-name="T63">"Valli"<text:tab/>"Pataballa"</text:span></text:p>
      <text:p text:style-name="P4"><text:span text:style-name="T63">"Diana"<text:tab/>"Lorentz"</text:span></text:p>
      <text:p text:style-name="P4"><text:span text:style-name="T63">"Nancy"<text:tab/>"Greenberg"</text:span></text:p>
      <text:p text:style-name="P4"><text:span text:style-name="T63">"Daniel"<text:tab/>"Faviet"</text:span></text:p>
      <text:p text:style-name="P4"><text:span text:style-name="T63">"John"<text:tab/>"Chen"</text:span></text:p>
      <text:p text:style-name="P4"><text:span text:style-name="T63">"Ismael"<text:tab/>"Sciarra"</text:span></text:p>
      <text:p text:style-name="P4"><text:span text:style-name="T63">"Jose Manuel"<text:tab/>"Urman"</text:span></text:p>
      <text:p text:style-name="P4"><text:span text:style-name="T63">"Luis"<text:tab/>"Popp"</text:span></text:p>
      <text:p text:style-name="P4"><text:span text:style-name="T63">"Den"<text:tab/>"Raphaely"</text:span></text:p>
      <text:p text:style-name="P4"><text:span text:style-name="T63">"Alexander"<text:tab/>"Khoo"</text:span></text:p>
      <text:p text:style-name="P4"><text:span text:style-name="T63">"Shelli"<text:tab/>"Baida"</text:span></text:p>
      <text:p text:style-name="P4"><text:span text:style-name="T63">"Sigal"<text:tab/>"Tobias"</text:span></text:p>
      <text:p text:style-name="P4"><text:span text:style-name="T63">"Guy"<text:tab/>"Himuro"</text:span></text:p>
      <text:p text:style-name="P4"><text:span text:style-name="T63">"Karen"<text:tab/>"Colmenares"</text:span></text:p>
      <text:p text:style-name="P4"><text:span text:style-name="T63">"Matthew"<text:tab/>"Weiss"</text:span></text:p>
      <text:p text:style-name="P4"><text:span text:style-name="T63">"Adam"<text:tab/>"Fripp"</text:span></text:p>
      <text:p text:style-name="P4"><text:span text:style-name="T63">"Payam"<text:tab/>"Kaufling"</text:span></text:p>
      <text:p text:style-name="P4"><text:span text:style-name="T63">"Shanta"<text:tab/>"Vollman"</text:span></text:p>
      <text:p text:style-name="P4"><text:span text:style-name="T63">"Kevin"<text:tab/>"Mourgos"</text:span></text:p>
      <text:p text:style-name="P4"><text:span text:style-name="T63">"Julia"<text:tab/>"Nayer"</text:span></text:p>
      <text:p text:style-name="P4"><text:span text:style-name="T63">"Irene"<text:tab/>"Mikkilineni"</text:span></text:p>
      <text:p text:style-name="P4"><text:span text:style-name="T63">"James"<text:tab/>"Landry"</text:span></text:p>
      <text:p text:style-name="P4"><text:span text:style-name="T63">"Steven"<text:tab/>"Markle"</text:span></text:p>
      <text:p text:style-name="P4"><text:span text:style-name="T63">"Laura"<text:tab/>"Bissot"</text:span></text:p>
      <text:p text:style-name="P4"><text:span text:style-name="T63">"Mozhe"<text:tab/>"Atkinson"</text:span></text:p>
      <text:p text:style-name="P4"><text:span text:style-name="T63">"James"<text:tab/>"Marlow"</text:span></text:p>
      <text:p text:style-name="P4"><text:span text:style-name="T63">"Tj"<text:tab/>"Olson"</text:span></text:p>
      <text:p text:style-name="P4"><text:span text:style-name="T63">"Jason"<text:tab/>"Mallin"</text:span></text:p>
      <text:p text:style-name="P4"><text:span text:style-name="T63">"Michael"<text:tab/>"Rogers"</text:span></text:p>
      <text:p text:style-name="P4"><text:span text:style-name="T63">"Ki"<text:tab/>"Gee"</text:span></text:p>
      <text:p text:style-name="P4"><text:span text:style-name="T63">"Hazel"<text:tab/>"Philtanker"</text:span></text:p>
      <text:p text:style-name="P4"><text:span text:style-name="T63">"Renske"<text:tab/>"Ladwig"</text:span></text:p>
      <text:p text:style-name="P4"><text:span text:style-name="T63">"Stephen"<text:tab/>"Stiles"</text:span></text:p>
      <text:p text:style-name="P4"><text:span text:style-name="T63">"John"<text:tab/>"Seo"</text:span></text:p>
      <text:p text:style-name="P4"><text:span text:style-name="T63">"Joshua"<text:tab/>"Patel"</text:span></text:p>
      <text:p text:style-name="P4"><text:span text:style-name="T63">"Trenna"<text:tab/>"Rajs"</text:span></text:p>
      <text:p text:style-name="P4"><text:span text:style-name="T63">"Curtis"<text:tab/>"Davies"</text:span></text:p>
      <text:p text:style-name="P4"><text:span text:style-name="T63">"Randall"<text:tab/>"Matos"</text:span></text:p>
      <text:p text:style-name="P4"><text:span text:style-name="T63">"Peter"<text:tab/>"Vargas"</text:span></text:p>
      <text:p text:style-name="P4"><text:span text:style-name="T63">"John"<text:tab/>"Russell"</text:span></text:p>
      <text:p text:style-name="P4"><text:span text:style-name="T63">"Karen"<text:tab/>"Partners"</text:span></text:p>
      <text:p text:style-name="P4"><text:span text:style-name="T63">"Alberto"<text:tab/>"Errazuriz"</text:span></text:p>
      <text:p text:style-name="P4"><text:span text:style-name="T63">"Gerald"<text:tab/>"Cambrault"</text:span></text:p>
      <text:p text:style-name="P4"><text:span text:style-name="T63">"Eleni"<text:tab/>"Zlotkey"</text:span></text:p>
      <text:p text:style-name="P4"><text:span text:style-name="T63">"Peter"<text:tab/>"Tucker"</text:span></text:p>
      <text:p text:style-name="P4"><text:span text:style-name="T63">"David"<text:tab/>"Bernstein"</text:span></text:p>
      <text:p text:style-name="P4"><text:span text:style-name="T63">"Peter"<text:tab/>"Hall"</text:span></text:p>
      <text:p text:style-name="P4"><text:span text:style-name="T63">"Christopher"<text:tab/>"Olsen"</text:span></text:p>
      <text:p text:style-name="P4"><text:span text:style-name="T63">"Nanette"<text:tab/>"Cambrault"</text:span></text:p>
      <text:p text:style-name="P4"><text:span text:style-name="T63">"Oliver"<text:tab/>"Tuvault"</text:span></text:p>
      <text:p text:style-name="P4"><text:span text:style-name="T63">"Janette"<text:tab/>"King"</text:span></text:p>
      <text:p text:style-name="P4"><text:span text:style-name="T63">"Patrick"<text:tab/>"Sully"</text:span></text:p>
      <text:p text:style-name="P4"><text:span text:style-name="T63">"Allan"<text:tab/>"Mcewen"</text:span></text:p>
      <text:p text:style-name="P4"><text:span text:style-name="T63">"Lindsey"<text:tab/>"Smith"</text:span></text:p>
      <text:p text:style-name="P4"><text:span text:style-name="T63">"Louise"<text:tab/>"Doran"</text:span></text:p>
      <text:p text:style-name="P4"><text:span text:style-name="T63">"Sarath"<text:tab/>"Sewall"</text:span></text:p>
      <text:p text:style-name="P4"><text:span text:style-name="T63">"Clara"<text:tab/>"Vishney"</text:span></text:p>
      <text:p text:style-name="P4"><text:span text:style-name="T63">"Danielle"<text:tab/>"Greene"</text:span></text:p>
      <text:p text:style-name="P4"><text:span text:style-name="T63">"Mattea"<text:tab/>"Marvins"</text:span></text:p>
      <text:p text:style-name="P4"><text:span text:style-name="T63">"David"<text:tab/>"Lee"</text:span></text:p>
      <text:p text:style-name="P4"><text:span text:style-name="T63">"Sundar"<text:tab/>"Ande"</text:span></text:p>
      <text:p text:style-name="P4"><text:span text:style-name="T63">"Amit"<text:tab/>"Banda"</text:span></text:p>
      <text:p text:style-name="P4"><text:span text:style-name="T63">"Lisa"<text:tab/>"Ozer"</text:span></text:p>
      <text:p text:style-name="P4"><text:span text:style-name="T63">"Harrison"<text:tab/>"Bloom"</text:span></text:p>
      <text:p text:style-name="P4"><text:span text:style-name="T63">"Tayler"<text:tab/>"Fox"</text:span></text:p>
      <text:p text:style-name="P4"><text:span text:style-name="T63">"William"<text:tab/>"Smith"</text:span></text:p>
      <text:p text:style-name="P4"><text:span text:style-name="T63">"Elizabeth"<text:tab/>"Bates"</text:span></text:p>
      <text:p text:style-name="P4"><text:span text:style-name="T63">"Sundita"<text:tab/>"Kumar"</text:span></text:p>
      <text:p text:style-name="P4"><text:span text:style-name="T63">"Ellen"<text:tab/>"Abel"</text:span></text:p>
      <text:p text:style-name="P4"><text:span text:style-name="T63">"Alyssa"<text:tab/>"Hutton"</text:span></text:p>
      <text:p text:style-name="P4"><text:span text:style-name="T63">"Jonathon"<text:tab/>"Taylor"</text:span></text:p>
      <text:p text:style-name="P4"><text:span text:style-name="T63">"Jack"<text:tab/>"Livingston"</text:span></text:p>
      <text:p text:style-name="P4"><text:span text:style-name="T63">"Kimberely"<text:tab/>"Grant"</text:span></text:p>
      <text:p text:style-name="P4"><text:span text:style-name="T63">"Charles"<text:tab/>"Johnson"</text:span></text:p>
      <text:p text:style-name="P4"><text:span text:style-name="T63">"Winston"<text:tab/>"Taylor"</text:span></text:p>
      <text:p text:style-name="P4"><text:span text:style-name="T63">"Jean"<text:tab/>"Fleaur"</text:span></text:p>
      <text:p text:style-name="P4"><text:span text:style-name="T63">"Martha"<text:tab/>"Sullivan"</text:span></text:p>
      <text:p text:style-name="P4"><text:span text:style-name="T63">"Girard"<text:tab/>"Geoni"</text:span></text:p>
      <text:p text:style-name="P4"><text:span text:style-name="T63">"Nandita"<text:tab/>"Sarchand"</text:span></text:p>
      <text:p text:style-name="P4"><text:span text:style-name="T63">"Alexis"<text:tab/>"Bull"</text:span></text:p>
      <text:p text:style-name="P4"><text:span text:style-name="T63">"Julia"<text:tab/>"Dellinger"</text:span></text:p>
      <text:p text:style-name="P4"><text:span text:style-name="T63">"Anthony"<text:tab/>"Cabrio"</text:span></text:p>
      <text:p text:style-name="P4"><text:span text:style-name="T63">"Kelly"<text:tab/>"Chung"</text:span></text:p>
      <text:p text:style-name="P4"><text:span text:style-name="T63">"Jennifer"<text:tab/>"Dilly"</text:span></text:p>
      <text:p text:style-name="P4"><text:span text:style-name="T63">"Timothy"<text:tab/>"Gates"</text:span></text:p>
      <text:p text:style-name="P4"><text:span text:style-name="T63">"Randall"<text:tab/>"Perkins"</text:span></text:p>
      <text:p text:style-name="P4"><text:span text:style-name="T63">"Sarah"<text:tab/>"Bell"</text:span></text:p>
      <text:p text:style-name="P4"><text:span text:style-name="T63">"Britney"<text:tab/>"Everett"</text:span></text:p>
      <text:p text:style-name="P4"><text:span text:style-name="T63">"Samuel"<text:tab/>"Mccain"</text:span></text:p>
      <text:p text:style-name="P4"><text:span text:style-name="T63">"Vance"<text:tab/>"Jones"</text:span></text:p>
      <text:p text:style-name="P4"><text:span text:style-name="T63">"Alana"<text:tab/>"Walsh"</text:span></text:p>
      <text:p text:style-name="P4"><text:span text:style-name="T63">"Kevin"<text:tab/>"Feeney"</text:span></text:p>
      <text:p text:style-name="P4"><text:span text:style-name="T63">"Donald"<text:tab/>"Oconnell"</text:span></text:p>
      <text:p text:style-name="P4"><text:span text:style-name="T63">"Douglas"<text:tab/>"Grant"</text:span></text:p>
      <text:p text:style-name="P4"><text:span text:style-name="T63">"Jennifer"<text:tab/>"Whalen"</text:span></text:p>
      <text:p text:style-name="P4"><text:span text:style-name="T63">"Michael"<text:tab/>"Hartstein"</text:span></text:p>
      <text:p text:style-name="P4"><text:span text:style-name="T63">"Pat"<text:tab/>"Fay"</text:span></text:p>
      <text:p text:style-name="P4"><text:span text:style-name="T63">"Susan"<text:tab/>"Mavris"</text:span></text:p>
      <text:p text:style-name="P4"><text:span text:style-name="T63">"Hermann"<text:tab/>"Baer"</text:span></text:p>
      <text:p text:style-name="P4"><text:span text:style-name="T63">"Shelley"<text:tab/>"Higgins"</text:span></text:p>
      <text:p text:style-name="P4"><text:span text:style-name="T63">"William"<text:tab/>"Gietz"</text:span></text:p>
      <text:p text:style-name="P4"><text:span text:style-name="T63"/></text:p>
      <text:p text:style-name="P4"><text:span text:style-name="T64">17. Display the first word in job title.</text:span><text:span text:style-name="T65"/></text:p>
      <text:p text:style-name="P4"><text:span text:style-name="T65"/></text:p>
      <text:p text:style-name="P4"><text:span text:style-name="T66">query:</text:span></text:p>
      <text:p text:style-name="P4"><text:span text:style-name="T66">select substr(job_title,1,instr(job_title,' ')-1)</text:span></text:p>
      <text:p text:style-name="P4"><text:span text:style-name="T66">from jobs;</text:span></text:p>
      <text:p text:style-name="P4"><text:span text:style-name="T67"/></text:p>
      <text:p text:style-name="P4"><text:span text:style-name="T67">Output:</text:span></text:p>
      <text:p text:style-name="P4"><text:span text:style-name="T67">"SUBSTR(JOB_TITLE,1,INSTR(JOB_TITLE,'')-2)"</text:span></text:p>
      <text:p text:style-name="P4"><text:span text:style-name="T67">""</text:span></text:p>
      <text:p text:style-name="P4"><text:span text:style-name="T67">"Administratio"</text:span></text:p>
      <text:p text:style-name="P4"><text:span text:style-name="T67">"Administratio"</text:span></text:p>
      <text:p text:style-name="P4"><text:span text:style-name="T67">"Financ"</text:span></text:p>
      <text:p text:style-name="P4"><text:span text:style-name="T67">""</text:span></text:p>
      <text:p text:style-name="P4"><text:span text:style-name="T67">"Accountin"</text:span></text:p>
      <text:p text:style-name="P4"><text:span text:style-name="T67">"Publi"</text:span></text:p>
      <text:p text:style-name="P4"><text:span text:style-name="T67">"Sale"</text:span></text:p>
      <text:p text:style-name="P4"><text:span text:style-name="T67">"Sale"</text:span></text:p>
      <text:p text:style-name="P4"><text:span text:style-name="T67">"Purchasin"</text:span></text:p>
      <text:p text:style-name="P4"><text:span text:style-name="T67">"Purchasin"</text:span></text:p>
      <text:p text:style-name="P4"><text:span text:style-name="T67">"Stoc"</text:span></text:p>
      <text:p text:style-name="P4"><text:span text:style-name="T67">"Stoc"</text:span></text:p>
      <text:p text:style-name="P4"><text:span text:style-name="T67">"Shippin"</text:span></text:p>
      <text:p text:style-name="P4"><text:span text:style-name="T67">""</text:span></text:p>
      <text:p text:style-name="P4"><text:span text:style-name="T67">"Marketin"</text:span></text:p>
      <text:p text:style-name="P4"><text:span text:style-name="T67">"Marketin"</text:span></text:p>
      <text:p text:style-name="P4"><text:span text:style-name="T67">"Huma"</text:span></text:p>
      <text:p text:style-name="P4"><text:span text:style-name="T67">"Publi"</text:span></text:p>
      <text:p text:style-name="P4"><text:span text:style-name="T67"/></text:p>
      <text:p text:style-name="P4"><text:span text:style-name="T68">18. Display the length of first name for employees where last name contain character ‘b’ after 3rd position.</text:span></text:p>
      <text:p text:style-name="P4"><text:span text:style-name="T69"/></text:p>
      <text:p text:style-name="P4"><text:span text:style-name="T70">Query:</text:span></text:p>
      <text:p text:style-name="P4"><text:span text:style-name="T70">select length(first_name) as Len_first_name</text:span></text:p>
      <text:p text:style-name="P4"><text:span text:style-name="T70">from employees</text:span></text:p>
      <text:p text:style-name="P4"><text:span text:style-name="T70">where instr(last_name,'b') &gt;3;</text:span><text:span text:style-name="T71"/></text:p>
      <text:p text:style-name="P4"><text:span text:style-name="T71"/></text:p>
      <text:p text:style-name="P4"><text:span text:style-name="T71">Output:</text:span></text:p>
      <text:p text:style-name="P4"><text:span text:style-name="T71">"LEN_FIRST_NAME"</text:span></text:p>
      <text:p text:style-name="P4"><text:span text:style-name="T71">5</text:span></text:p>
      <text:p text:style-name="P4"><text:span text:style-name="T71">5</text:span></text:p>
      <text:p text:style-name="P4"><text:span text:style-name="T71">6</text:span></text:p>
      <text:p text:style-name="P4"><text:span text:style-name="T71">7</text:span></text:p>
      <text:p text:style-name="P4"><text:span text:style-name="T71"/></text:p>
      <text:p text:style-name="P4"><text:span text:style-name="T71"/></text:p>
      <text:p text:style-name="P4"><text:span text:style-name="T72">19. Display first name in upper case and email address in lower case for employees where the first name and email address are same irrespective of the case.</text:span></text:p>
      <text:p text:style-name="P4"><text:span text:style-name="T73"/></text:p>
      <text:p text:style-name="P4"><text:span text:style-name="T74">Query:</text:span></text:p>
      <text:p text:style-name="P4"><text:span text:style-name="T74">select upper(first_name),lower(email)</text:span></text:p>
      <text:p text:style-name="P4"><text:span text:style-name="T74">from employees</text:span></text:p>
      <text:p text:style-name="P4"><text:span text:style-name="T74">where lower(email)=lower(first_name);</text:span></text:p>
      <text:p text:style-name="P4"><text:span text:style-name="T75"/></text:p>
      <text:p text:style-name="P4"><text:span text:style-name="T75">Output:</text:span></text:p>
      <text:p text:style-name="P4"><text:span text:style-name="T75">No employee follows the above criteria</text:span></text:p>
      <text:p text:style-name="P4"><text:span text:style-name="T75"/></text:p>
      <text:p text:style-name="P4"><text:span text:style-name="T75"/></text:p>
      <text:p text:style-name="P4"><text:span text:style-name="T76">20. Display employees who joined in the current year.</text:span><text:span text:style-name="T77"/></text:p>
      <text:p text:style-name="P4"><text:span text:style-name="T77"/></text:p>
      <text:p text:style-name="P4"><text:span text:style-name="T78">query:</text:span></text:p>
      <text:p text:style-name="P4"><text:span text:style-name="T78">select first_name</text:span></text:p>
      <text:p text:style-name="P4"><text:span text:style-name="T78">from employees</text:span></text:p>
      <text:p text:style-name="P4"><text:span text:style-name="T78">where to_char(hire_date,'yyyy') = to_char(sysdate,'yyyy');</text:span></text:p>
      <text:p text:style-name="P4"><text:span text:style-name="T79"/></text:p>
      <text:p text:style-name="P4"><text:span text:style-name="T79">Output:</text:span></text:p>
      <text:p text:style-name="P4"><text:span text:style-name="T79">No employee joined in the current year</text:span></text:p>
      <text:p text:style-name="P4"><text:span text:style-name="T79"/></text:p>
      <text:p text:style-name="P4"><text:span text:style-name="T79"/></text:p>
      <text:p text:style-name="P4"><text:span text:style-name="T80">21. Display the number of days between system date and 1st January 2011.</text:span></text:p>
      <text:p text:style-name="P4"><text:span text:style-name="T81"/></text:p>
      <text:p text:style-name="P4"><text:span text:style-name="T82">query:</text:span></text:p>
      <text:p text:style-name="P4"><text:span text:style-name="T82">select round(sysdate-to_date('01-jan-2011'),0)</text:span></text:p>
      <text:p text:style-name="P4"><text:span text:style-name="T82">from dual;</text:span></text:p>
      <text:p text:style-name="P4"><text:span text:style-name="T83"/></text:p>
      <text:p text:style-name="P4"><text:span text:style-name="T83">output:</text:span></text:p>
      <text:p text:style-name="P4"><text:span text:style-name="T83">1697 </text:span></text:p>
      <text:p text:style-name="P4"><text:span text:style-name="T83"/></text:p>
      <text:p text:style-name="P4"><text:span text:style-name="T83"/></text:p>
      <text:p text:style-name="P4"><text:span text:style-name="T83"/></text:p>
      <text:p text:style-name="P4"><text:span text:style-name="T84">22.Display how many employees joined in each month of the current year.</text:span></text:p>
      <text:p text:style-name="P4"><text:span text:style-name="T85"/></text:p>
      <text:p text:style-name="P4"><text:span text:style-name="T85">query:</text:span></text:p>
      <text:p text:style-name="P4"><text:span text:style-name="T85">select to_char(hire_date,'mm'),count(*)</text:span></text:p>
      <text:p text:style-name="P4"><text:span text:style-name="T85">from employees</text:span></text:p>
      <text:p text:style-name="P4"><text:span text:style-name="T85">where to_char(hire_date,'yyyy')= to_char(sysdate,'yyyy')</text:span></text:p>
      <text:p text:style-name="P4"><text:span text:style-name="T85">group by to_char(hire_date,'mm');</text:span></text:p>
      <text:p text:style-name="P4"><text:span text:style-name="T86"/></text:p>
      <text:p text:style-name="P4"><text:span text:style-name="T86">output:</text:span></text:p>
      <text:p text:style-name="P4"><text:span text:style-name="T86">No employee in the current year</text:span></text:p>
      <text:p text:style-name="P4"><text:span text:style-name="T86"/></text:p>
      <text:p text:style-name="P4"><text:span text:style-name="T87">23. Display manager ID and number of employees managed by the manager.</text:span></text:p>
      <text:p text:style-name="P4"><text:span text:style-name="T88"/></text:p>
      <text:p text:style-name="P4"><text:span text:style-name="T89">query:</text:span></text:p>
      <text:p text:style-name="P4"><text:span text:style-name="T89">select manager_id,count(*)</text:span></text:p>
      <text:p text:style-name="P4"><text:span text:style-name="T89">from employees</text:span></text:p>
      <text:p text:style-name="P4"><text:span text:style-name="T89">where manager_id is not null</text:span></text:p>
      <text:p text:style-name="P4"><text:span text:style-name="T89">group by manager_id</text:span></text:p>
      <text:p text:style-name="P4"><text:span text:style-name="T89">order by manager_id;</text:span></text:p>
      <text:p text:style-name="P4"><text:span text:style-name="T89"/></text:p>
      <text:p text:style-name="P4"><text:span text:style-name="T90">output:</text:span></text:p>
      <text:p text:style-name="P4"><text:span text:style-name="T90">"MANAGER_ID"<text:tab/>"COUNT(*)"</text:span></text:p>
      <text:p text:style-name="P4"><text:span text:style-name="T90">100<text:tab/>14</text:span></text:p>
      <text:p text:style-name="P4"><text:span text:style-name="T90">101<text:tab/>5</text:span></text:p>
      <text:p text:style-name="P4"><text:span text:style-name="T90">102<text:tab/>1</text:span></text:p>
      <text:p text:style-name="P4"><text:span text:style-name="T90">103<text:tab/>4</text:span></text:p>
      <text:p text:style-name="P4"><text:span text:style-name="T90">108<text:tab/>5</text:span></text:p>
      <text:p text:style-name="P4"><text:span text:style-name="T90">114<text:tab/>5</text:span></text:p>
      <text:p text:style-name="P4"><text:span text:style-name="T90">120<text:tab/>8</text:span></text:p>
      <text:p text:style-name="P4"><text:span text:style-name="T90">121<text:tab/>8</text:span></text:p>
      <text:p text:style-name="P4"><text:span text:style-name="T90">122<text:tab/>8</text:span></text:p>
      <text:p text:style-name="P4"><text:span text:style-name="T90">123<text:tab/>8</text:span></text:p>
      <text:p text:style-name="P4"><text:span text:style-name="T90">124<text:tab/>8</text:span></text:p>
      <text:p text:style-name="P4"><text:span text:style-name="T90">145<text:tab/>6</text:span></text:p>
      <text:p text:style-name="P4"><text:span text:style-name="T90">146<text:tab/>6</text:span></text:p>
      <text:p text:style-name="P4"><text:span text:style-name="T90">147<text:tab/>6</text:span></text:p>
      <text:p text:style-name="P4"><text:span text:style-name="T90">148<text:tab/>6</text:span></text:p>
      <text:p text:style-name="P4"><text:span text:style-name="T90">149<text:tab/>6</text:span></text:p>
      <text:p text:style-name="P4"><text:span text:style-name="T90">201<text:tab/>1</text:span></text:p>
      <text:p text:style-name="P4"><text:span text:style-name="T90">205<text:tab/>1</text:span></text:p>
      <text:p text:style-name="P4"><text:span text:style-name="T90"/></text:p>
      <text:p text:style-name="P4"><text:span text:style-name="T91">24. Display employee ID and the date on which he ended his previous job.</text:span></text:p>
      <text:p text:style-name="P4"><text:span text:style-name="T92"/></text:p>
      <text:p text:style-name="P4"><text:span text:style-name="T93">Query:</text:span></text:p>
      <text:p text:style-name="P4"><text:span text:style-name="T93">select employee_id,max(end_date)as Prev_job_end</text:span></text:p>
      <text:p text:style-name="P4"><text:span text:style-name="T93">from job_history</text:span></text:p>
      <text:p text:style-name="P4"><text:span text:style-name="T93">group by employee_id</text:span></text:p>
      <text:p text:style-name="P4"><text:span text:style-name="T93">order by employee_id;</text:span></text:p>
      <text:p text:style-name="P4"><text:span text:style-name="T94"/></text:p>
      <text:p text:style-name="P4"><text:span text:style-name="T94">Output:</text:span></text:p>
      <text:p text:style-name="P4"><text:span text:style-name="T94">"EMPLOYEE_ID"<text:tab/>"PREV_JOB_END"</text:span></text:p>
      <text:p text:style-name="P4"><text:span text:style-name="T94">101<text:tab/>15-MAR-05</text:span></text:p>
      <text:p text:style-name="P4"><text:span text:style-name="T94">102<text:tab/>24-JUL-06</text:span></text:p>
      <text:p text:style-name="P4"><text:span text:style-name="T94">114<text:tab/>31-DEC-07</text:span></text:p>
      <text:p text:style-name="P4"><text:span text:style-name="T94">122<text:tab/>31-DEC-07</text:span></text:p>
      <text:p text:style-name="P4"><text:span text:style-name="T94">176<text:tab/>31-DEC-07</text:span></text:p>
      <text:p text:style-name="P4"><text:span text:style-name="T94">200<text:tab/>31-DEC-06</text:span></text:p>
      <text:p text:style-name="P4"><text:span text:style-name="T94">201<text:tab/>19-DEC-07</text:span></text:p>
      <text:p text:style-name="P4"><text:span text:style-name="T94"/></text:p>
      <text:p text:style-name="P4"><text:span text:style-name="T95">25.Display number of employees joined after 15th of the month.</text:span><text:span text:style-name="T96"/></text:p>
      <text:p text:style-name="P4"><text:span text:style-name="T96"/></text:p>
      <text:p text:style-name="P4"><text:span text:style-name="T97">Query:</text:span></text:p>
      <text:p text:style-name="P4"><text:span text:style-name="T97">select count(*)</text:span></text:p>
      <text:p text:style-name="P4"><text:span text:style-name="T97">from employees</text:span></text:p>
      <text:p text:style-name="P4"><text:span text:style-name="T97">where to_char(hire_date,'dd') &gt; 15;</text:span></text:p>
      <text:p text:style-name="P4"><text:span text:style-name="T98"/></text:p>
      <text:p text:style-name="P4"><text:span text:style-name="T98">Output:</text:span></text:p>
      <text:p text:style-name="P4"><text:span text:style-name="T98">57</text:span></text:p>
      <text:p text:style-name="P4"><text:span text:style-name="T98"/></text:p>
      <text:p text:style-name="P4"><text:span text:style-name="T99">26.Display the country ID and number of cities we have in the country.</text:span><text:span text:style-name="T100"/></text:p>
      <text:p text:style-name="P4"><text:span text:style-name="T100"/></text:p>
      <text:p text:style-name="P4"><text:span text:style-name="T101">Query:</text:span></text:p>
      <text:p text:style-name="P4"><text:span text:style-name="T101">select country_id,count(distinct city)</text:span></text:p>
      <text:p text:style-name="P4"><text:span text:style-name="T101">from locations</text:span></text:p>
      <text:p text:style-name="P4"><text:span text:style-name="T101">group by country_id</text:span></text:p>
      <text:p text:style-name="P4"><text:span text:style-name="T101">order by count(distinct city)desc;</text:span><text:span text:style-name="T102"/></text:p>
      <text:p text:style-name="P4"><text:span text:style-name="T102"/></text:p>
      <text:p text:style-name="P4"><text:span text:style-name="T102">Output:</text:span></text:p>
      <text:p text:style-name="P4"><text:span text:style-name="T102">"COUNTRY_ID"<text:tab/>"COUNT(DISTINCTCITY)"</text:span></text:p>
      <text:p text:style-name="P4"><text:span text:style-name="T102">"US"<text:tab/>4</text:span></text:p>
      <text:p text:style-name="P4"><text:span text:style-name="T102">"UK"<text:tab/>3</text:span></text:p>
      <text:p text:style-name="P4"><text:span text:style-name="T102">"CH"<text:tab/>2</text:span></text:p>
      <text:p text:style-name="P4"><text:span text:style-name="T102">"IT"<text:tab/>2</text:span></text:p>
      <text:p text:style-name="P4"><text:span text:style-name="T102">"JP"<text:tab/>2</text:span></text:p>
      <text:p text:style-name="P4"><text:span text:style-name="T102">"CA"<text:tab/>2</text:span></text:p>
      <text:p text:style-name="P4"><text:span text:style-name="T102">"BR"<text:tab/>1</text:span></text:p>
      <text:p text:style-name="P4"><text:span text:style-name="T102">"AU"<text:tab/>1</text:span></text:p>
      <text:p text:style-name="P4"><text:span text:style-name="T102">"IN"<text:tab/>1</text:span></text:p>
      <text:p text:style-name="P4"><text:span text:style-name="T102">"CN"<text:tab/>1</text:span></text:p>
      <text:p text:style-name="P4"><text:span text:style-name="T102">"NL"<text:tab/>1</text:span></text:p>
      <text:p text:style-name="P4"><text:span text:style-name="T102">"MX"<text:tab/>1</text:span></text:p>
      <text:p text:style-name="P4"><text:span text:style-name="T102">"SG"<text:tab/>1</text:span></text:p>
      <text:p text:style-name="P4"><text:span text:style-name="T102">"DE"<text:tab/>1</text:span></text:p>
      <text:p text:style-name="P4"><text:span text:style-name="T102"/></text:p>
      <text:p text:style-name="P4"><text:span text:style-name="T102"/></text:p>
      <text:p text:style-name="P4"><text:span text:style-name="T103">27.Display average salary of employees in each department who have commission percentage.</text:span></text:p>
      <text:p text:style-name="P4"><text:span text:style-name="T104"/></text:p>
      <text:p text:style-name="P4"><text:span text:style-name="T105">Query:</text:span></text:p>
      <text:p text:style-name="P4"><text:span text:style-name="T105">select department_id,round(avg(salary),0)as average_salary</text:span></text:p>
      <text:p text:style-name="P4"><text:span text:style-name="T105">from employees</text:span></text:p>
      <text:p text:style-name="P4"><text:span text:style-name="T105">where commission_pct is not null</text:span></text:p>
      <text:p text:style-name="P4"><text:span text:style-name="T105">and department_id is not null</text:span></text:p>
      <text:p text:style-name="P4"><text:span text:style-name="T105">group by department_id</text:span></text:p>
      <text:p text:style-name="P4"><text:span text:style-name="T105">order by department_id;</text:span></text:p>
      <text:p text:style-name="P4"><text:span text:style-name="T106"/></text:p>
      <text:p text:style-name="P4"><text:span text:style-name="T106">Output:</text:span></text:p>
      <text:p text:style-name="P4"><text:span text:style-name="T106">"DEPARTMENT_ID"<text:tab/>"AVERAGE_SALARY"</text:span></text:p>
      <text:p text:style-name="P4"><text:span text:style-name="T106">80<text:tab/>8956</text:span></text:p>
      <text:p text:style-name="P4"><text:span text:style-name="T106"/></text:p>
      <text:p text:style-name="P4"><text:span text:style-name="T107">28.Display job ID, number of employees, sum of salary, and difference between highest salary and lowest salary of the employees of the job.</text:span></text:p>
      <text:p text:style-name="P4"><text:span text:style-name="T108"/></text:p>
      <text:p text:style-name="P4"><text:span text:style-name="T109">Query:</text:span></text:p>
      <text:p text:style-name="P4"><text:span text:style-name="T109">select job_id,count(employee_id),sum(salary),(max(salary)-min(salary))</text:span></text:p>
      <text:p text:style-name="P4"><text:span text:style-name="T109">from employees</text:span></text:p>
      <text:p text:style-name="P4"><text:span text:style-name="T109">group by job_id</text:span></text:p>
      <text:p text:style-name="P4"><text:span text:style-name="T109">order by count(employee_id)desc;</text:span></text:p>
      <text:p text:style-name="P4"><text:span text:style-name="T110"/></text:p>
      <text:p text:style-name="P4"><text:span text:style-name="T110">Output:</text:span></text:p>
      <text:p text:style-name="P4"><text:span text:style-name="T110">"JOB_ID"<text:tab/>"COUNT(EMPLOYEE_ID)"<text:tab/>"SUM(SALARY)"<text:tab/>"(MAX(SALARY)-MIN(SALARY))"</text:span></text:p>
      <text:p text:style-name="P4"><text:span text:style-name="T110">"SA_REP"<text:tab/>30<text:tab/>250500<text:tab/>5400</text:span></text:p>
      <text:p text:style-name="P4"><text:span text:style-name="T110">"ST_CLERK"<text:tab/>20<text:tab/>55700<text:tab/>1500</text:span></text:p>
      <text:p text:style-name="P4"><text:span text:style-name="T110">"SH_CLERK"<text:tab/>20<text:tab/>64300<text:tab/>1700</text:span></text:p>
      <text:p text:style-name="P4"><text:span text:style-name="T110">"FI_ACCOUNT"<text:tab/>5<text:tab/>39600<text:tab/>2100</text:span></text:p>
      <text:p text:style-name="P4"><text:span text:style-name="T110">"IT_PROG"<text:tab/>5<text:tab/>28800<text:tab/>4800</text:span></text:p>
      <text:p text:style-name="P4"><text:span text:style-name="T110">"ST_MAN"<text:tab/>5<text:tab/>36400<text:tab/>2400</text:span></text:p>
      <text:p text:style-name="P4"><text:span text:style-name="T110">"SA_MAN"<text:tab/>5<text:tab/>61000<text:tab/>3500</text:span></text:p>
      <text:p text:style-name="P4"><text:span text:style-name="T110">"PU_CLERK"<text:tab/>5<text:tab/>13900<text:tab/>600</text:span></text:p>
      <text:p text:style-name="P4"><text:span text:style-name="T110">"AD_VP"<text:tab/>2<text:tab/>34000<text:tab/>0</text:span></text:p>
      <text:p text:style-name="P4"><text:span text:style-name="T110">"MK_REP"<text:tab/>1<text:tab/>6000<text:tab/>0</text:span></text:p>
      <text:p text:style-name="P4"><text:span text:style-name="T110">"AD_PRES"<text:tab/>1<text:tab/>24000<text:tab/>0</text:span></text:p>
      <text:p text:style-name="P4"><text:span text:style-name="T110">"PR_REP"<text:tab/>1<text:tab/>10000<text:tab/>0</text:span></text:p>
      <text:p text:style-name="P4"><text:span text:style-name="T110">"MK_MAN"<text:tab/>1<text:tab/>13000<text:tab/>0</text:span></text:p>
      <text:p text:style-name="P4"><text:span text:style-name="T110">"FI_MGR"<text:tab/>1<text:tab/>12008<text:tab/>0</text:span></text:p>
      <text:p text:style-name="P4"><text:span text:style-name="T110">"AD_ASST"<text:tab/>1<text:tab/>4400<text:tab/>0</text:span></text:p>
      <text:p text:style-name="P4"><text:span text:style-name="T110">"PU_MAN"<text:tab/>1<text:tab/>11000<text:tab/>0</text:span></text:p>
      <text:p text:style-name="P4"><text:span text:style-name="T110">"AC_ACCOUNT"<text:tab/>1<text:tab/>8300<text:tab/>0</text:span></text:p>
      <text:p text:style-name="P4"><text:span text:style-name="T110">"HR_REP"<text:tab/>1<text:tab/>6500<text:tab/>0</text:span></text:p>
      <text:p text:style-name="P4"><text:span text:style-name="T110">"AC_MGR"<text:tab/>1<text:tab/>12008<text:tab/>0</text:span></text:p>
      <text:p text:style-name="P4"><text:span text:style-name="T110"/></text:p>
      <text:p text:style-name="P4"><text:span text:style-name="T110"/></text:p>
      <text:p text:style-name="P4"><text:span text:style-name="T111">29.Display job ID for jobs with average salary more than 10000.</text:span></text:p>
      <text:p text:style-name="P4"><text:span text:style-name="T112"/></text:p>
      <text:p text:style-name="P4"><text:span text:style-name="T113">Query:</text:span></text:p>
      <text:p text:style-name="P4"><text:span text:style-name="T113">select job_id, avg(salary) as avg_sal</text:span></text:p>
      <text:p text:style-name="P4"><text:span text:style-name="T113">from employees</text:span></text:p>
      <text:p text:style-name="P4"><text:span text:style-name="T113">group by job_id</text:span></text:p>
      <text:p text:style-name="P4"><text:span text:style-name="T113">having avg(salary) &gt; 10000;</text:span></text:p>
      <text:p text:style-name="P4"><text:span text:style-name="T114"/></text:p>
      <text:p text:style-name="P4"><text:span text:style-name="T114">Output:</text:span></text:p>
      <text:p text:style-name="P4"><text:span text:style-name="T114">"JOB_ID"<text:tab/>"AVG_SAL"</text:span></text:p>
      <text:p text:style-name="P4"><text:span text:style-name="T114">"AC_MGR"<text:tab/>12008</text:span></text:p>
      <text:p text:style-name="P4"><text:span text:style-name="T114">"PU_MAN"<text:tab/>11000</text:span></text:p>
      <text:p text:style-name="P4"><text:span text:style-name="T114">"AD_VP"<text:tab/>17000</text:span></text:p>
      <text:p text:style-name="P4"><text:span text:style-name="T114">"FI_MGR"<text:tab/>12008</text:span></text:p>
      <text:p text:style-name="P4"><text:span text:style-name="T114">"SA_MAN"<text:tab/>12200</text:span></text:p>
      <text:p text:style-name="P4"><text:span text:style-name="T114">"MK_MAN"<text:tab/>13000</text:span></text:p>
      <text:p text:style-name="P4"><text:span text:style-name="T114">"AD_PRES"<text:tab/>24000</text:span></text:p>
      <text:p text:style-name="P4"><text:span text:style-name="T114"/></text:p>
      <text:p text:style-name="P4"><text:span text:style-name="T114"/></text:p>
      <text:p text:style-name="P4"><text:span text:style-name="T115">30.Display years in which more than 10 employees joined.</text:span></text:p>
      <text:p text:style-name="P4"><text:span text:style-name="T116"/></text:p>
      <text:p text:style-name="P4"><text:span text:style-name="T117">Query:</text:span></text:p>
      <text:p text:style-name="P4"><text:span text:style-name="T117">select to_char(hire_date,'yyyy')</text:span></text:p>
      <text:p text:style-name="P4"><text:span text:style-name="T117">from employees</text:span></text:p>
      <text:p text:style-name="P4"><text:span text:style-name="T117">group by to_char(hire_date,'yyyy')</text:span></text:p>
      <text:p text:style-name="P4"><text:span text:style-name="T117">having count(*)&gt;10 ;</text:span></text:p>
      <text:p text:style-name="P4"><text:span text:style-name="T118"/></text:p>
      <text:p text:style-name="P4"><text:span text:style-name="T118">Output:</text:span></text:p>
      <text:p text:style-name="P4"><text:span text:style-name="T118">"TO_CHAR(HIRE_DATE,'YYYY')"</text:span></text:p>
      <text:p text:style-name="P4"><text:span text:style-name="T118">"2005"</text:span></text:p>
      <text:p text:style-name="P4"><text:span text:style-name="T118">"2008"</text:span></text:p>
      <text:p text:style-name="P4"><text:span text:style-name="T118">"2007"</text:span></text:p>
      <text:p text:style-name="P4"><text:span text:style-name="T118">"2006"</text:span></text:p>
      <text:p text:style-name="P4"><text:span text:style-name="T118"/></text:p>
      <text:p text:style-name="P4"><text:span text:style-name="T118"/></text:p>
      <text:p text:style-name="P4"><text:span text:style-name="T119">31. Display departments in which more than five employees have commission percentage.</text:span></text:p>
      <text:p text:style-name="P4"><text:span text:style-name="T120"/></text:p>
      <text:p text:style-name="P4"><text:span text:style-name="T121">Query:</text:span></text:p>
      <text:p text:style-name="P4"><text:span text:style-name="T121">select department_id</text:span></text:p>
      <text:p text:style-name="P4"><text:span text:style-name="T121">from employees</text:span></text:p>
      <text:p text:style-name="P4"><text:span text:style-name="T121">where commission_pct is not null</text:span></text:p>
      <text:p text:style-name="P4"><text:span text:style-name="T121">group by department_id</text:span></text:p>
      <text:p text:style-name="P4"><text:span text:style-name="T121">having count(*)&gt;5;</text:span></text:p>
      <text:p text:style-name="P4"><text:span text:style-name="T122"/></text:p>
      <text:p text:style-name="P4"><text:span text:style-name="T122"/></text:p>
      <text:p text:style-name="P4"><text:span text:style-name="T122">Output:</text:span></text:p>
      <text:p text:style-name="P4"><text:span text:style-name="T122">"DEPARTMENT_ID"</text:span></text:p>
      <text:p text:style-name="P4"><text:span text:style-name="T122">80</text:span></text:p>
      <text:p text:style-name="P4"><text:span text:style-name="T122"/></text:p>
      <text:p text:style-name="P4"><text:span text:style-name="T122"/></text:p>
      <text:p text:style-name="P4"><text:span text:style-name="T123">32. Display employee ID for employees who did more than one job in the past.</text:span></text:p>
      <text:p text:style-name="P4"><text:span text:style-name="T123"/></text:p>
      <text:p text:style-name="P4"><text:span text:style-name="T124">Query:</text:span></text:p>
      <text:p text:style-name="P4"><text:span text:style-name="T124">select employee_id</text:span></text:p>
      <text:p text:style-name="P4"><text:span text:style-name="T124">from job_history</text:span></text:p>
      <text:p text:style-name="P4"><text:span text:style-name="T124">group by employee_id</text:span></text:p>
      <text:p text:style-name="P4"><text:span text:style-name="T124">having count(*)&gt;1;</text:span></text:p>
      <text:p text:style-name="P4"><text:span text:style-name="T125"/></text:p>
      <text:p text:style-name="P4"><text:span text:style-name="T125">Output:</text:span></text:p>
      <text:p text:style-name="P4"><text:span text:style-name="T125">"EMPLOYEE_ID"</text:span></text:p>
      <text:p text:style-name="P4"><text:span text:style-name="T125">101</text:span></text:p>
      <text:p text:style-name="P4"><text:span text:style-name="T125">176</text:span></text:p>
      <text:p text:style-name="P4"><text:span text:style-name="T125">200</text:span></text:p>
      <text:p text:style-name="P4"><text:span text:style-name="T125"/></text:p>
      <text:p text:style-name="P4"><text:span text:style-name="T126">33. Display job ID of jobs that were done by more than 3 employees for more than 100 days.</text:span></text:p>
      <text:p text:style-name="P4"><text:span text:style-name="T127"/></text:p>
      <text:p text:style-name="P4"><text:span text:style-name="T128">Query:</text:span></text:p>
      <text:p text:style-name="P4"><text:span text:style-name="T128">select job_id</text:span></text:p>
      <text:p text:style-name="P4"><text:span text:style-name="T128">from job_history</text:span></text:p>
      <text:p text:style-name="P4"><text:span text:style-name="T128">where (end_date-start_date)&gt;100</text:span></text:p>
      <text:p text:style-name="P4"><text:span text:style-name="T128">group by job_id</text:span></text:p>
      <text:p text:style-name="P4"><text:span text:style-name="T128">having count(distinct employee_id)&gt;3;</text:span></text:p>
      <text:p text:style-name="P4"><text:span text:style-name="T129"/></text:p>
      <text:p text:style-name="P4"><text:span text:style-name="T129">Output:</text:span></text:p>
      <text:p text:style-name="P4"><text:span text:style-name="T129">No employees with the given criteria</text:span></text:p>
      <text:p text:style-name="P4"><text:span text:style-name="T129"/></text:p>
      <text:p text:style-name="P4"><text:span text:style-name="T130">34. Display department ID, year, and Number of employees joined.</text:span></text:p>
      <text:p text:style-name="P4"><text:span text:style-name="T131"/></text:p>
      <text:p text:style-name="P4"><text:span text:style-name="T132">Query:</text:span></text:p>
      <text:p text:style-name="P4"><text:span text:style-name="T132">select department_id,to_char(hire_date,'yyyy'),count(*)</text:span></text:p>
      <text:p text:style-name="P4"><text:span text:style-name="T132">from employees</text:span></text:p>
      <text:p text:style-name="P4"><text:span text:style-name="T132">group by department_id,to_char(hire_date,'yyyy')</text:span></text:p>
      <text:p text:style-name="P4"><text:span text:style-name="T132">order by department_id,to_char(hire_date,'yyyy');</text:span></text:p>
      <text:p text:style-name="P4"><text:span text:style-name="T133"/></text:p>
      <text:p text:style-name="P4"><text:span text:style-name="T133">Output:</text:span></text:p>
      <text:p text:style-name="P4"><text:span text:style-name="T133">"DEPARTMENT_ID"<text:tab/>"TO_CHAR(HIRE_DATE,'YYYY')"<text:tab/>"COUNT(*)"</text:span></text:p>
      <text:p text:style-name="P4"><text:span text:style-name="T133">10<text:tab/>"2003"<text:tab/>1</text:span></text:p>
      <text:p text:style-name="P4"><text:span text:style-name="T133">20<text:tab/>"2004"<text:tab/>1</text:span></text:p>
      <text:p text:style-name="P4"><text:span text:style-name="T133">20<text:tab/>"2005"<text:tab/>1</text:span></text:p>
      <text:p text:style-name="P4"><text:span text:style-name="T133">30<text:tab/>"2002"<text:tab/>1</text:span></text:p>
      <text:p text:style-name="P4"><text:span text:style-name="T133">30<text:tab/>"2003"<text:tab/>1</text:span></text:p>
      <text:p text:style-name="P4"><text:span text:style-name="T133">30<text:tab/>"2005"<text:tab/>2</text:span></text:p>
      <text:p text:style-name="P4"><text:span text:style-name="T133">30<text:tab/>"2006"<text:tab/>1</text:span></text:p>
      <text:p text:style-name="P4"><text:span text:style-name="T133">30<text:tab/>"2007"<text:tab/>1</text:span></text:p>
      <text:p text:style-name="P4"><text:span text:style-name="T133">40<text:tab/>"2002"<text:tab/>1</text:span></text:p>
      <text:p text:style-name="P4"><text:span text:style-name="T133">50<text:tab/>"2003"<text:tab/>3</text:span></text:p>
      <text:p text:style-name="P4"><text:span text:style-name="T133">50<text:tab/>"2004"<text:tab/>4</text:span></text:p>
      <text:p text:style-name="P4"><text:span text:style-name="T133">50<text:tab/>"2005"<text:tab/>12</text:span></text:p>
      <text:p text:style-name="P4"><text:span text:style-name="T133">50<text:tab/>"2006"<text:tab/>13</text:span></text:p>
      <text:p text:style-name="P4"><text:span text:style-name="T133">50<text:tab/>"2007"<text:tab/>9</text:span></text:p>
      <text:p text:style-name="P4"><text:span text:style-name="T133">50<text:tab/>"2008"<text:tab/>4</text:span></text:p>
      <text:p text:style-name="P4"><text:span text:style-name="T133">60<text:tab/>"2005"<text:tab/>1</text:span></text:p>
      <text:p text:style-name="P4"><text:span text:style-name="T133">60<text:tab/>"2006"<text:tab/>2</text:span></text:p>
      <text:p text:style-name="P4"><text:span text:style-name="T133">60<text:tab/>"2007"<text:tab/>2</text:span></text:p>
      <text:p text:style-name="P4"><text:span text:style-name="T133">70<text:tab/>"2002"<text:tab/>1</text:span></text:p>
      <text:p text:style-name="P4"><text:span text:style-name="T133">80<text:tab/>"2004"<text:tab/>5</text:span></text:p>
      <text:p text:style-name="P4"><text:span text:style-name="T133">80<text:tab/>"2005"<text:tab/>10</text:span></text:p>
      <text:p text:style-name="P4"><text:span text:style-name="T133">80<text:tab/>"2006"<text:tab/>7</text:span></text:p>
      <text:p text:style-name="P4"><text:span text:style-name="T133">80<text:tab/>"2007"<text:tab/>5</text:span></text:p>
      <text:p text:style-name="P4"><text:span text:style-name="T133">80<text:tab/>"2008"<text:tab/>7</text:span></text:p>
      <text:p text:style-name="P4"><text:span text:style-name="T133">90<text:tab/>"2001"<text:tab/>1</text:span></text:p>
      <text:p text:style-name="P4"><text:span text:style-name="T133">90<text:tab/>"2003"<text:tab/>1</text:span></text:p>
      <text:p text:style-name="P4"><text:span text:style-name="T133">90<text:tab/>"2005"<text:tab/>1</text:span></text:p>
      <text:p text:style-name="P4"><text:span text:style-name="T133">100<text:tab/>"2002"<text:tab/>2</text:span></text:p>
      <text:p text:style-name="P4"><text:span text:style-name="T133">100<text:tab/>"2005"<text:tab/>2</text:span></text:p>
      <text:p text:style-name="P4"><text:span text:style-name="T133">100<text:tab/>"2006"<text:tab/>1</text:span></text:p>
      <text:p text:style-name="P4"><text:span text:style-name="T133">100<text:tab/>"2007"<text:tab/>1</text:span></text:p>
      <text:p text:style-name="P4"><text:span text:style-name="T133">110<text:tab/>"2002"<text:tab/>2</text:span></text:p>
      <text:p text:style-name="P4"><text:span text:style-name="T133"><text:tab/>"2007"<text:tab/>1</text:span></text:p>
      <text:p text:style-name="P4"><text:span text:style-name="T133"/></text:p>
      <text:p text:style-name="P4"><text:span text:style-name="T134">35. Display departments where any manager is managing more than 5 employees.</text:span></text:p>
      <text:p text:style-name="P4"><text:span text:style-name="T135"/></text:p>
      <text:p text:style-name="P5"><text:span text:style-name="T136">Query:</text:span></text:p>
      <text:p text:style-name="P5"><text:span text:style-name="T136">select distinct department_id</text:span></text:p>
      <text:p text:style-name="P5"><text:span text:style-name="T136">from employees</text:span></text:p>
      <text:p text:style-name="P5"><text:span text:style-name="T136">where manager_id is not null</text:span></text:p>
      <text:p text:style-name="P5"><text:span text:style-name="T136">group by department_id,manager_id</text:span></text:p>
      <text:p text:style-name="P5"><text:span text:style-name="T136">having count(*)&gt;5;</text:span></text:p>
      <text:p text:style-name="P5"><text:span text:style-name="T137"/></text:p>
      <text:p text:style-name="P5"><text:span text:style-name="T137">Output:</text:span></text:p>
      <text:p text:style-name="P5"><text:span text:style-name="T137">"DEPARTMENT_ID"</text:span></text:p>
      <text:p text:style-name="P5"><text:span text:style-name="T137">80</text:span></text:p>
      <text:p text:style-name="P5"><text:span text:style-name="T137">50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